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Microsoft Sans Serif Greek" svg:font-family="'Microsoft Sans Serif Greek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break-before="page"/>
    </style:style>
    <style:style style:name="P3" style:family="paragraph" style:parent-style-name="Normal">
      <style:paragraph-properties fo:margin-left="0cm" fo:margin-right="0cm" fo:text-indent="0.635cm" style:auto-text-indent="false">
        <style:tab-stops>
          <style:tab-stop style:position="3.992cm"/>
          <style:tab-stop style:position="5.045cm"/>
          <style:tab-stop style:position="5.63cm"/>
          <style:tab-stop style:position="7.211cm"/>
          <style:tab-stop style:position="9.516cm"/>
          <style:tab-stop style:position="10.361cm"/>
        </style:tab-stops>
      </style:paragraph-properties>
    </style:style>
    <style:style style:name="P4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5" style:family="paragraph" style:parent-style-name="Heading_20_1" style:master-page-name="MP0">
      <style:paragraph-properties style:page-number="auto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Normal">
      <style:paragraph-properties fo:break-before="page"/>
      <style:text-properties officeooo:paragraph-rsid="001d170e"/>
    </style:style>
    <style:style style:name="P8" style:family="paragraph" style:parent-style-name="Normal">
      <style:text-properties officeooo:paragraph-rsid="001d170e"/>
    </style:style>
    <style:style style:name="P9" style:family="paragraph" style:parent-style-name="Normal">
      <style:text-properties officeooo:paragraph-rsid="001fe6e4"/>
    </style:style>
    <style:style style:name="P10" style:family="paragraph" style:parent-style-name="Normal">
      <style:text-properties officeooo:paragraph-rsid="0021392d"/>
    </style:style>
    <style:style style:name="P11" style:family="paragraph" style:parent-style-name="Standard">
      <style:paragraph-properties fo:margin-left="0cm" fo:margin-right="0cm" fo:text-indent="0cm" style:auto-text-indent="false" fo:break-before="page" style:writing-mode="lr-tb"/>
    </style:style>
    <style:style style:name="P12" style:family="paragraph" style:parent-style-name="Standard">
      <style:paragraph-properties fo:margin-left="0.635cm" fo:margin-right="0cm" fo:text-indent="-0.635cm" style:auto-text-indent="false" style:writing-mode="lr-tb"/>
    </style:style>
    <style:style style:name="P13" style:family="paragraph" style:parent-style-name="Standard">
      <style:paragraph-properties fo:margin-left="0cm" fo:margin-right="0cm" fo:text-indent="0.635cm" style:auto-text-indent="false" style:writing-mode="lr-tb"/>
    </style:style>
    <style:style style:name="P14" style:family="paragraph" style:parent-style-name="Standard">
      <style:paragraph-properties fo:margin-left="0cm" fo:margin-right="0cm" fo:text-indent="0.635cm" style:auto-text-indent="false"/>
    </style:style>
    <style:style style:name="T1" style:family="text">
      <style:text-properties officeooo:rsid="001d170e"/>
    </style:style>
    <style:style style:name="T2" style:family="text">
      <style:text-properties style:font-name="Microsoft Sans Serif Greek" style:font-name-complex="Microsoft Sans Serif Greek"/>
    </style:style>
    <style:style style:name="T3" style:family="text">
      <style:text-properties style:font-name="Microsoft Sans Serif Greek" officeooo:rsid="001d6b4d" style:font-name-complex="Microsoft Sans Serif Greek"/>
    </style:style>
    <style:style style:name="T4" style:family="text">
      <style:text-properties officeooo:rsid="001f3679"/>
    </style:style>
    <style:style style:name="T5" style:family="text">
      <style:text-properties officeooo:rsid="001fe6e4"/>
    </style:style>
    <style:style style:name="T6" style:family="text">
      <style:text-properties officeooo:rsid="002139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ΓΑΛΗΝΟΥ ΠΕΡΙ ΤΗΣ ΤΩΝ ΕΝ ΝΕ-<text:line-break/>ΦΡΟΙΣ <text:span text:style-name="T1">Π</text:span>ΑΘΩΝ ΔΙΑΓΝΩΣΕΩΣ ΚΑΙ<text:line-break/>ΘΕΡΑΗΕΙΑΣ ΤΟ ΒΙΒΛΙΟΝ<text:line-break/>ΠΡΟΣΓΕΓΡΑΛΙΑΙΕΝΟΝ.</text:h>
      <text:h text:style-name="Heading_20_1" text:outline-level="1">Κεφάλαιον α΄.</text:h>
      <text:p text:style-name="Normal">Περὶ οὐσίας νεφρῶν.</text:p>
      <text:p text:style-name="P1"><text:span text:style-name="T1">Ἡ</text:span> οὐσία τῶν νεφρῶν ἰδίαι καὶ οὐδενὶ ἄλλῳ μορίῳ<text:line-break/>κοινή ἐξ ἰνῶν καὶ σαρκῶν συνεστηκυῖα, σαρκῶν δὲ πυκνῶν.<text:line-break/>γέγονε δὲ τοιαύτη, ἵνα μή ῥᾳδίως το αἷμα φερόμενον ἀπορρῇ<text:line-break/>καὶ ἐκχῆται καὶ φέρηται μετὰ τοῦ οὔρου. ἢ σαρκοειδής</text:p>
      <text:p text:style-name="P2">αὕτη οὐσία πολλὰς ἔχει ἐν αὐτῇ περιγραφάς. καὶ ἐπειδή<text:line-break/>καθ᾽ ἑκάστην περιγραφήν τῆς οὐσίας λίθοι γίνονται ώς ἐπὶ<text:line-break/>το πολύ, δια τοῦτο καὶ χαλεπαὶ γίνονται ὀδύναι ἐν αὐτοῖς.<text:line-break/>καὶ ταῦτα μὲν περὶ οὐσίας.</text:p>
      <text:p text:style-name="Normal">[527] Περὶ σχήματος νεφρῶν.</text:p>
      <text:p text:style-name="P1">Σχῆμα δὲ ἔχουσι σιγμοειδὲς, ἐν μέσῳ δὲ κοιλότης<text:line-break/>ἐστὶν, ἢ ὑποδέχεται διὰ φλεβῶν καὶ ἀρτηριῶν τὸ όρρῶδες<text:line-break/>περίττωμα. ἔρχονται δὲ εἰς τοὺς νεφροὺς οὐ μόναι αἱ μεί-<text:line-break/>ζους φλέβες, ῶν αἱ μὲν εἰς τήν κοιλότητα βάλλουσιν, ἕτε-<text:line-break/>ραι δὲ εἰς τον περιαλείφοντα αὐτοὺς ὑμένα , ἀλλὰ καὶ ἕτερα<text:line-break/>ἀγγεῖα τριχοειδῆ^. διὰ τί ὁ μὲν δεξιὸς νεφρὸς ὑψηλότερος,<text:line-break/>ὁ δ᾽ ἀριστερὸς ταπεινοτερος ; —- ἴνα μὴ ἐν τῇ ἐνεργεία ὁ<text:line-break/>μὲν ἕλκῃ, ὁ δὲ ἀνθέλκῃ. ἐν ποίῳ κεῖνται τῶν μερῶν τοῦ<text:line-break/>σωματος; -- κεῖνται οἱ νεφροὶ κατὰ τῆς ῥαχεως ἀνωτέρῳ<text:line-break/>βραχὺ τῶν λαγόνων. ἀπ᾽ αὐτῶν δ᾽ ἐκφύονται οἱ οὺρητῆ-<text:line-break/>ρες διάγοντες τὸ οὔρον ἐπὶ κύστιν. ἢ οὐσία τῶν οὐρητή-<text:line-break/>ρων ἰδία καὶ οὐδενὶ ἑτέρῳ μορίῳ κοινή. διὰ τί δύο νε-</text:p>
      <text:p text:style-name="P7">φροὶ γεγόνασιν ὑπὸ τῆς φυσεως ανθ' ἑνος; ἐπειδή ὑπερ-<text:line-break/>αἵρει τὸ ὀρρῶδες περίττωμα τῶν ἄλλων περιττωματων,<text:line-break/>χρεία δ᾽ αὐτοῖς το ἕλκειν τὸ όβῥῶδες περίττωμα. δεῖ γὰρ<text:line-break/>εἰδέναι ὅτι ἀπὸ τῆς κοίλης φέρεται φλὲψ ἐπὶ τὰ κατω, διχῆ<text:line-break/>δ᾽ αὕτη τεμνομένη, τὸ μὲν ἄνω φέρεται, τὸ δ᾽ ἕτερον κα^<text:line-break/>τω. ὅπερ πάλιν τριχῆ τεμνόμενον δηλονότι τὸ κάτω. τὸ<text:line-break/>μὲν εἰς τοὺς μηρούς, τὸ δ᾽ εἰς τοὺς ὄρχεις, ἄλλο δ᾽ εἰς<text:line-break/>τοὺς νεφροὺς φέρεται. φέρονται δὲ καὶ ἀπὸ τῆς καρδίας<text:line-break/>ἀρτηρίαι ἐμβάλλουσαι καὶ αὗται όβῥῶδες περίττωμα καὶ<text:line-break/>θερμότητα, ἵνα θερμαίνονται ὑπ᾽ αὐτῶν. ἐπειδή οἱ νεφροί<text:line-break/>εἰσιν ἐκ τοῦ μελαγχολικοῦ χυμοῦ, διὰ τοῦἔ οὑν παρὰ τῶν<text:line-break/>εἰρουμένων ἀρτηριῶν χορηγοῦνται θερμότητες, ἵνα ύπερνι-<text:line-break/>κησωσι τὴν ψύξιν αὐτῶν. μετὰ δὲ τὸ ἕλξαι τὸ ὁρρῶδες</text:p>
      <text:p text:style-name="P8">περίττωμα τὸ χρηστόν του αἵματος κατέχουσι καὶ τρεφον-<text:line-break/>ται ἐξ αὐτοῦ · τὸ δὲ ὁβῥῶδες περίττωμα ἀποτρίβεται διὰ<text:line-break/>τῆς ἀποκριτικῆς ώς ἄχρηστον. ἐν ὅσῳ δέ ἐστιν ἐν ταῖς<text:line-break/>φλεψὶ καὶ ταῖς ἀρτηρίαις σὺν τῷ αἵματι, ὁρρῶδες περίτ-</text:p>
      <text:p text:style-name="P2">τωμα λέγεται. ὅταν δ᾽ ἀποδιωχθῇ, λέγεται σύρον. ὼστε<text:line-break/>οὑν τὸ χρηστὸν τοῦ αἵματος κατέχουσιν οὔτοι καὶ τρέφον-<text:line-break/>ται ἐξ αὐτοῦ · τὸ δ᾽ ἄχρηστον ἀποτρίβονται. καὶ ὡσπερ<text:line-break/>ἦ χοληδόχος κύστις χαίρει τῇ χολῇ καὶ ὁ σπλήν τῷ με^<text:line-break/>λαγχολικῷ χυμῷ, οὕτω καὶ οὗτοι τῷ όρῷώδει περιττὼματι.</text:p>
      <text:p text:style-name="Normal">Περὶ ἐνεργείας νεφρῶν.</text:p>
      <text:p text:style-name="P1">Ἐνέργεια δ᾽ αὐτοῖς τὸ διακρίνειν καὶ διηθεῖν τὸ ὁβ-<text:line-break/>ῥωδες ὑγρὸν ἀπο τοῦ αἵματος. , ἐνταῦθα δέ τις ἢ χρεία τῆς<text:line-break/>ἐνεργείας αυτῶν. ζητεῖται δὲ οὐ μόνον νεφροῦ, ἀλλ᾽ ἑκά-<text:line-break/>στου μορίου ἐνέργεια · ὁπηνίκα γὰρ αὕτη βλάπτεται, ἀπο-<text:line-break/>φαίνει ὁποῖόν ἐστι τὸ πάσχον μόριον.</text:p>
      <text:h text:style-name="Heading_20_2" text:outline-level="2">Κεφάλαιον β΄.</text:h>
      <text:p text:style-name="P1">Πᾶν πάθος περὶ αὑτοῦ λέγεται νεφρῖτις, εἴτε ὁμοιο-<text:line-break/>μερές ἐστιν εἴτε όργανικὸν ἢ ἐπίκοινον. κυρίως δὲ νεφρῖ-<text:line-break/>τις ἡ λιθίασις λέγεται.</text:p>
      <text:p text:style-name="P2">(416) Αἰτίαι τοῦ λίθου.</text:p>
      <text:p text:style-name="P1"><text:span text:style-name="T1">Αἱ</text:span> δὲ τοῦ λίθου αἰτίαι τέσσαρες, ποιητικὸν, [528]<text:line-break/>ὑλικὸν, ὀργανικόν καὶ τελικόν. τοῦτο ἐκ τῶν ἔξωθεν μαν-<text:line-break/>θάνεις, ὅτι ποιεῖ ἔξωθεν λίθου σύστασιν ἢ ψύξις ἢ θερ-<text:line-break/>μοτης · ὡσπερ ἐν ὑπονόμοις καὶ σωλῆσι τῆς θερμοτητος<text:line-break/>ἐγγινομένης ἀπὸ ὕλης ἀδιαπνευστούσης · οἷον ὕδατος ὄντος<text:line-break/>ἐν τῷ σωλῆνι γίνεται θερμότης παρὰ φύσιν. ταύτης δὲ<text:line-break/>διαφορούσης τὸ λεπτομερὲς ἐκείνου ἰλυώδους ὕδατος τὸ<text:line-break/>παχυμερὲς ἀπογαιοῦται καὶ μένων ἐν τῷ σωλῆνι προστίθει<text:line-break/>ται τῇ Ὁὐσίᾳ τοῦ λίθου καὶ οὕτως προστίθεται τῇ οὐσίᾳ<text:line-break/>τοῦ λέβητος ἢ ἄλλου χαλκοῦ καὶ γίνεται λίθος. ἐν ἡμῖν δὲ<text:line-break/>ψύξις λίθον οὐ ποιεῖ. οὐδὲ γὰρ ἐν ζῶντι σώματι δυνατὸν<text:line-break/>ὑποθέσθαι τοσαύτην ψύξιν, ώς δυνηθῆναι τήν ψῦξιν ποιῆ-<text:line-break/>σαι λίθον ἡμῖν, ώς ἐπὶ τῶν ἐκτὸς ὁρῶμεν γινόμενον, ἄλλα<text:line-break/>ἀπὸ θερμότητος ἐν ἡμῖν γίνεται λίθος ἢ σφοδρᾶς ἢ χλια-<text:line-break/>ρᾶς. ἀλλ᾽ εἰ μὲν παχεῖά ἐστιν ἢ ὕλη, τότε ἀρκοῦσά ἐστι</text:p>
      <text:p text:style-name="P2">καὶ ἢ χλιαρὰ καὶ μετρία καὶ κατὰ φύσιν θερμότης πρὸς<text:line-break/>τὸ ἰσχῦσαι καὶ ἀπογαιῶσαι τὴν παχεῖαν ῦλην· ἑτοίμη γὰρ<text:line-break/>ώς παχεῖα πρὸς τήν γένεσιν τοῦ λίθου. εἰ δὲ λεπτοτέρα<text:line-break/>ἐστῆ τότε πάνυ σφοδροτέρας δεῖται τῆς κατὰ φύσιν καὶ<text:line-break/>παρὰ φύσιν θερμότητος, ἵνα ἀπογαιώσῃ αὐτήν. θέλει γὰρ<text:line-break/>διαφορῆσαι τὸ λεπτομερὲς αὐτῆς καὶ οὕτως ἵνα ἰσχύση<text:line-break/>ποιῆσαι λίθον. ἀπλῶς γοῦν απὸ θερμότητος γίνεται ἐν ἡμῖν<text:line-break/>λίθος. ὑλικὸν δὲ αἴτιον ἢ παχὺς ἢ γλίσχρος χυμὸς ἢ ἀμ-<text:line-break/>φότερου. ὀργανικὸν δὲ αἴτιον νεφρὸς ἢ κύστις ἢ ἕτερον<text:line-break/>ἐπιτήδειον μόριον. τελικον δὲ οὐκ ἔστιν ἐνταῦθα εἰπεῖν, εἰ<text:line-break/>μή αὐτὸν τὸν λίθον. το φερομενον αἷμα ἐν αὐτοῖς ἢ πα-<text:line-break/>χὑτερόν ἐστιν ἑαυτοῦ ἢ φλεγματικώτερον ἢ μελαγχολικῶν-<text:line-break/>ρον ἢ ξανθοχολικώτερον. φέρεται δὲ ἐν αὐτοῖς διὰ φλε-<text:line-break/>βῶν καὶ ἀρτηριῶν ἢ ἐν τῇ κοιλότητι ἢ ἐν τῇ οὐσίᾳ καὶ<text:line-break/>ἐκεῖ φερόμενον ὑπερβάλλον τῇ ποσότητι ἢ τῇ ποιότητι ἢ</text:p>
      <text:p text:style-name="P2">τῇ συστάσει σφηνοῦται καὶ ἵσταται καὶ ἴσχει θερμότητα<text:line-break/>παρὰ φυσιν. αὕτη δὲ ἢ παρὰ φύσιν θερμότης πλεῖον πα-<text:line-break/>χυνει καὶ καταγλισχραίνει καὶ όξυπαροπτᾶ καὶ ἀπογαιοῖ<text:line-break/>τον χυμὸν ἐκεῖνον καὶ ποιεῖ τὸν λίθον. ὅσοι μὲν ἡγοῦνται<text:line-break/>κατα την κοιλίαν τῶν νεφρῶν συνίστασθαι τοὺς λίθους, ἐν<text:line-break/>τῇ διεξοδῳ μόνη τῇ κατὰ τούς οὐρητῆρας όδυνασθαι φασὶ<text:line-break/>τους πασχοντας. ὅσοι δὲ ἐν αυτῆ αὐτῶν τῆ σαρκὶ ανάλο-<text:line-break/>γον τοῖς ἐπὶ τῶν ἀρθριτικῶν πώροις οὐκ ἐν μόναις ταῖς<text:line-break/>διέξοδοις , ἀλλὰ καὶ καθ᾽ ὄν γίνονται χρόνον ἐνταῦθα καὶ<text:line-break/>καθ᾽ ὅν εἰς τήν κοιλίαν διεξέρχονται τῶν νεφρῶν. οὐκ<text:line-break/>ἀδύνατον δὲ ἑκατέρως γίνεσθαι γλίσχρου χυμοῦ καὶ παχέος<text:line-break/>ἐν τῷ χρόνῳ κατοπτωμένου τε καὶ ξηραινομένου κατ᾽ αὐ-<text:line-break/>τους. δέδεικται γὰρ ἐν τοῖς περὶ τῶν φυσικῶν δυναμίων<text:line-break/>ὑπομνήμασιν ἕλκων ἐφ᾽ ἑαυτὸν ὁ νεφρὸς, ὅσον περ ἐν ταῖς<text:line-break/>φλεψὶν όβῥῶδἒξ τε καὶ λεπτὸν ἀναμέμικται τῷ αἵματι. τῶν<text:line-break/>οὑν εἰς τήν κοιλίαν αὐτοῦ διηθούντων τοιούτων πόρων, ἐπὶ<text:line-break/>πλέον ἀναστομωθέντων συνηθεῖταί τι καὶ παχύτερον, ὅπερ<text:line-break/>θερμαινόμενον καὶ ξηραινόμενον ἐν τῇ κοιλίᾳ τοῦ νεφροῦ,</text:p>
      <text:p text:style-name="P2">πωροειδῆ λαμβάνει σύστασιν. ἐὰν μὲν οὑν ἢ τοῦ νεφροῦ<text:line-break/>δύναμις ἀποκριτικη διωσηται πᾶν αὐτὸ ἐν τοῖς οὔροις ἢ<text:line-break/>ψαμ- [529] μὼδης ὑπόστασις ἐν αὐτοῖς γίνεται. ἐὰν δὲ<text:line-break/>ἐμπλησμένον τε καὶ δυσαπόλυτον ῇ τῆς κοιλίας τοῦ νεφροῦ<text:line-break/>τὸ δεχόμενον, ἐν αὐτῷ ἔτι παραπλήσιον ἕτερον ἐκ τῆς κοίλης<text:line-break/>φλεβὸς ἐπὶ πλέον αὐξάνεται. περιπλάττεται γὰρ ἀεὶ τὸ<text:line-break/>ἐπιρρέον τῷ ὑπαρχοντι καὶ οὕτως ὁ πῶρος ἀξιόλογος μεγέ-<text:line-break/>θει συνίσταται. συντελεῖ καὶ εἰς τοῦτο μάλιστα καὶ τῶν<text:line-break/>νεφρῶν αὐτῶν κρᾶσις, ὅταν οἷον πυρῶδές τε καὶ δριμύ τὸ<text:line-break/>κατὰ φύσιν ῇ θερμόν. ἐὰν δὲ ἀραιωθῇ μὲν ἢ εἰς τὸν νε-<text:line-break/>φρὸν ἐκ τῆς κοίλης φλεβὸς εἴσοδος, ὑγρὸν δ᾽ ῇ τὸ αἷμα<text:line-break/>καὶ μήτε παχὺ μήτε γλίσχρον, αἱματῶδες οὕτως γίνεται τὸ<text:line-break/>σύρον. ἐὰν μὲν οὑν ἐκ φλέγματος μόνου γλίσχρου καὶ πα-<text:line-break/>χεὁς σύστασις γένηται, τῶν ἐν τοῖς νεφροῖς πωροειδῶν τε<text:line-break/>καὶ λιθωδῶν σωμάτων ἢ καλουμένη τεφρώδης ἔσται χροιά.<text:line-break/>παραπλησίως τοῖς αυτοφυέσιν ὕδασι κὰν χλιαρώτερον τῶν<text:line-break/>συμμέτρων ῇ, φαίνονται συνιστάμενοι πῶροι. τὰ μὲν οὔν<text:line-break/>παιδία τοὺς ἐν κύστει γεννῶντα λίθοις φαίνεται. τοὺς δ᾽</text:p>
      <text:p text:style-name="P2">ἐν τοῖς νεφροῖς οἱ ἀκμαζοντες. ἐπὶ μὲν γὰρ τῶν παιδιῶν<text:line-break/>ἰσχυρῶν ἁπασῶν τῶν φυσικῶν ἐνεργειῶν οὐσῶν κέχυται<text:line-break/>καὶ διαλέλυται το παχος τῶν χυμῶν. ἐπὶ δὲ τῶν προη-<text:line-break/>κόντων κατὰ τὴν ἡλικίαν, τουναντίον ὰσθενῶν ουσων, συνη-<text:line-break/>κται. φαίνεται δὲ κὰπὶ τῶν ἐκτὸς ὅσα παχέα φύσει δέα<text:line-break/>τινων λεπτῶν ὴθεῖν βουλόμεθα. τὰ μἐν ὑπὸ θερμασίας<text:line-break/>χυθέντα διερχόμενα ῥαδίως ταχύ. τὰ δὲ ἄτηκτα μὴ ἐξιόντα.<text:line-break/>παραδείγματά τε τῶν τοιούτων ὑλῶν πίστα, ῥητίνη, στέαρ,<text:line-break/>κηρός τε καὶ μέλι. καὶ τῶν παιδῶν ουν ἐχόντων πολύ το<text:line-break/>ἔμφυτον θερμὸν καὶ τὰς ἐνεργείας ἰσχυρὰς τὸ πάχος τῆς<text:line-break/>ὕλης κεχυμένον εἰς τοὺς νεφρούς ἀφικνεῖται καὶ διά τοῦτο<text:line-break/>διηθεῖται ῥαδίως εἰς τήν κύστιν, οὐ μικρὸν οὐδὲ τῆς τῶν<text:line-break/>ἐνεργειῶν ῥώμης εἰς τὸ τάχος τῆς διεξόδου συντελούσης ·<text:line-break/>ἄτε δὲ τῆς κύστεως οὔσης ψυχρᾶς, ὅτι τε ὑμενώδης εστὶ<text:line-break/>καὶ ὀλίγαιμος, ὅτι τε πλείστην εὐρυχωρίαν ἐντὸς ἑαυτῆς ἔχει,<text:line-break/>συνίσταται πάλιν ἐνταῦθα καὶ πήγνυται τὸ διεξελθὸν εἰς<text:line-break/>ταύτην πάχος, ὡς ἔμπροσθεν εἶπον, ἀρχὴν λαμβάνον τῆς<text:line-break/>τοιαύτης συστάσεως, ὅταν ἐπὶ πλέον ἐν τῇ κύστει χρονίσῃ.</text:p>
      <text:p text:style-name="P2">καὶ μήν καὶ γλίσχρον αὐτὸ εἰκὸς μᾶλλον ἦν τοῖς παιδίοις<text:line-break/>κατεργᾶσθαι ὑπὸ τῆς ἐμφύτου θερμασίας. καὶ διὰ τοῦτο<text:line-break/>δή μᾶλλον ἑνοῦται καὶ συνίσταται καὶ πήγνυται καὶ προσ-<text:line-break/>θῶμεν ἔτι την περὶ τοῦ πάχους τῶν οὔρων ἐν τοῖς παιδίοις<text:line-break/>αἰτίαν. ἔστι δὲ τό τε ἀδηφάγον αὐτῶν καὶ τὸ μετὰ τήν<text:line-break/>τροφήν ἀτάκτως κινεῖσθαι παίζοντα καὶ σκιρτῶντα. τοῖς<text:line-break/>δ᾽ ἔτι θηλάζουσι καὶ ἡ ὕλη συντελεῖ. καὶ τῶν τελείων τοῖς<text:line-break/>πλεοναζουσιν ἐν τυρῶν ἐδωδῇ καὶ ὁμοίων λίθους ἐν κύστει<text:line-break/>καὶ νεφροῖς γενομένους ἔγνωμεν. ἔστιν οὑν πάθημα τῆς<text:line-break/>κυστεως η λιθίασις παιδικόν. οὐ γὰρ δύναται στενὸς οὕ-<text:line-break/>τως ὁ τράχηλος τῆς κύστεως ἐπὶ τῶν μειζόνων σωμάτων<text:line-break/>γενέσθαι, ώς κατέχειν τὸ παχύτερον ὑγρόν. οὐ μήν τοῦτό<text:line-break/>γε μόνον ἱκανὸν εἶναι νομίζειν πρὸς τήν τῶν λίθων γένεσιν,<text:line-break/>ἀλλὰ καὶ δυσκρασίαν θερμὴν, ώς πυρῶδες ἔχειν τὸ θερμὸν<text:line-break/>οὐκ εὔκρατον, ουδὲ μέτριον. ἐπὶ δὲ τῶν θηλέων παιδίων<text:line-break/>ὁ τῆς κύστεως αὐχὴν εἰς τὸ αἰδοῖον συντέτρηται αὐτὸ,<text:line-break/>βραχὺς ὼν ἄμα καὶ εὐρὺς , ὥστε ῥᾳδίως αὐτοῦ διεξουρεῖσθαι</text:p>
      <text:p text:style-name="P2">τὰ παχέα τῶν οὔρων, ἃ τοῖς ἄρρεσι παιδίοις ἰσχόμενα διά<text:line-break/>τε τὸ μῆκος καὶ τήν στενό- [530] τητα τοῦ τῆς κύστεως<text:line-break/>αυχετος ὕλην παρέχει τῇ πυρώδει κύστει πρὸς τήν τῶν<text:line-break/>λίθων γένεσιν.</text:p>
      <text:h text:style-name="Heading_20_2" text:outline-level="2">Κεφάλαιον γ΄.</text:h>
      <text:p text:style-name="P1">Τῶν σημείων τὰ μέν εἰσιν ἐπιστημονικὰ, τὰ δὲ τεχνικὰ,<text:line-break/>τα δὲ ἴδια. σημειον ἴδιον ἀπαράβατον δηλοῦν ἀμέσως τὸ<text:line-break/>πάθος, ἤγουν λίθον τὸν ἐν τοῖς νεφροῖς ἐὰν κατενεχθῶσιν<text:line-break/>ἐν τῷ ποτηρίῳ ψάμμια , τότε ἀκριβῶς διαγινώσκεται, ὅτι<text:line-break/>λίθος ἐστιν ἐν τοῖς νεφροῖς. (417) καὶ ἰδοὺ τὸ ἴδιον καὶ<text:line-break/>βεβαιότατον σημεῖον. ἐπεὶ δὲ ἐπιπλέκονται αἱ διαθέσεις,<text:line-break/>εἴπομεν καὶ τὰ κοινὰ σημεῖα. τὰ δὲ κοινὰ σημεῖα ταῦτά<text:line-break/>ἐστιν · ἐὰν αἱματώδη εἰσὶ τὰ οὔρα τὰ φερόμενα , τοῦτο κοι-<text:line-break/>νὸν δυναται εἶναι σημεῖον ἢ ὅτι ἀναστόμωσις γέγονεν ἀγ-<text:line-break/>γείων ἢ ῥῆξις ἢ ἀνάβρωσις ἢ ἀτονία ἢ εὐρύτης ἢ ἕτερόν<text:line-break/>τι. ὅτι ἢ μὲν ῥῆξις ἀκριβοῦς καὶ ἀθρόου αἵματος ἐργάζε-<text:line-break/>ται κένωσιν. ἢ δὲ ἀναστόμωσις καὶ κατ᾽ όλἑγον φέρεται</text:p>
      <text:p text:style-name="P2">καὶ τὸ λεπτότατον διηθοῦσα τὸ οῦρον ὕφαιμον ἀπεργάζε-<text:line-break/>ται. εἰ δὲ συν τῷ αἵματι καὶ ἕτεραι παχυτῆτες ἐκκρίνον-<text:line-break/>ται, εύρυτης ἐστιν. εἰ δὲ ὑδατῶδές ἐστι τὸ αὶμα, εὔδηλον<text:line-break/>καὶ πιστὸν, λίθον συστῆναι. εἰ δὲ παχὺ τὸ αἶμα ἦ τὸ<text:line-break/>φερόμενον, εὔδηλον ὅτι ἢ παχύτης τοῦ αἵματος εἰς λίθον<text:line-break/>τῇ βιαίᾳ σφηνώσει μεταλειφθήσεται. ἐπὶ γὰρ τῇ τοῦ αἵ-<text:line-break/>ματος κενωσει διδόαμεν ψυχρὰ, ἵνα στεγνωθῇ ἢ φλὲψ καὶ<text:line-break/>ἢ ἀρτηρία καὶ μηκέτι ἄλλο ἐνέγκῃ αἷμα εἰς τοὺς νεφρούς,<text:line-break/>ἵνα ἐπισφηνωθῇ. ἀμέλει καὶ ἐπὶ τούτων ἀπάτη γίνεται εἰς<text:line-break/>θεραπείαν. στεγνοῖ γὰρ τήν φλέβα καὶ οὐκ ἐᾳ ἄλλο ἐνεχ-<text:line-break/>θῆναι. αἴτιον δὲ τοῦ αἵματος μένοντος ἐν τοῖς νεφροῖς<text:line-break/>γίγνεται, ὥστε εἰ δώσεις ψυχρὸν, τήν φλέβα στεγνοῖς καὶ<text:line-break/>οὐκέτι φέρεται · τὸ δὲ ἐνεχθὲν ἐν αὐτοῖς αἷμα ταχέως ἀπο-<text:line-break/>γαιοῖς. ἐκ τῆς νάρκης τοῦ κατ᾽ ἵξιν μηροῦ δυνήση μαθεῖν<text:line-break/>εἰ πάσχει ο νεφρός. ἐὰν γὰρ γίνεται τοῦ δεξιοῦ μηροῦ<text:line-break/>νάρκη, ὁ δεξιὸς πάσχει νεφρός. εἰ δὲ τοῦ ἀριστεροῦ, ὁ ἀρι-<text:line-break/>στερός. νάρκη δ᾽ ἐστὶ δυσαισθησία καὶ δυσκτνησἰα τοῦ</text:p>
      <text:p text:style-name="P11"><text:span text:style-name="T2">μορ</text:span>ί<text:span text:style-name="T2">ου. γ</text:span>ί<text:span text:style-name="T2">νεται δε οτι η φλεψ </text:span>ῆ<text:span text:style-name="T2"> φερομενη επι τα κατω</text:span><text:line-break/><text:span text:style-name="T2">τριχ</text:span>ῆ<text:span text:style-name="T2"> τ</text:span>έ<text:span text:style-name="T2">μνεται. </text:span><text:span text:style-name="T3">καὶ </text:span><text:span text:style-name="T2">το μ</text:span>ὲ<text:span text:style-name="T2">ν μετ</text:span>ὰ ἀ<text:span text:style-name="T2">ρτηρι</text:span>ῶ<text:span text:style-name="T2">ν </text:span>ἔ<text:span text:style-name="T2">ρχεται </text:span>ἐ<text:span text:style-name="T2">π</text:span>ὶ<text:line-break/><text:span text:style-name="T2">το</text:span>ύ<text:span text:style-name="T2">ς </text:span>ὄ<text:span text:style-name="T2">ρχεις κα</text:span>ὶ<text:span text:style-name="T2"> ε</text:span>ἰ<text:span text:style-name="T2">ς τα σπερματικα αγγε</text:span>ῖ<text:span text:style-name="T2">α, τ</text:span>ὸ<text:span text:style-name="T2"> δ</text:span>᾽ ἄ<text:span text:style-name="T2">λλο </text:span>ἔ<text:span text:style-name="T2">μ-</text:span><text:line-break/><text:span text:style-name="T2">β</text:span>ά<text:span text:style-name="T2">λλει ε</text:span>ἰ<text:span text:style-name="T2">ς το</text:span>ὺ<text:span text:style-name="T2">ς νεφρους, τ</text:span>ὸ<text:span text:style-name="T2"> δ</text:span>᾽ ἐ<text:span text:style-name="T2">π</text:span>ὶ<text:span text:style-name="T2"> το</text:span>ὺ<text:span text:style-name="T2">ς μηρο</text:span>ύ<text:span text:style-name="T2">ς. </text:span>ὅ<text:span text:style-name="T2">ταν ο</text:span>ὑ<text:span text:style-name="T2">ν</text:span><text:line-break/><text:span text:style-name="T2">γ</text:span>έ<text:span text:style-name="T2">νηται λ</text:span>ί<text:span text:style-name="T2">θος </text:span>ἐ<text:span text:style-name="T2">ν το</text:span>ῖ<text:span text:style-name="T2">ς νεφρο</text:span>ῖ<text:span text:style-name="T2">ς, τα</text:span>ύ<text:span text:style-name="T2">τ</text:span>ῃ<text:span text:style-name="T2"> συνδιατ</text:span>ί<text:span text:style-name="T2">θεται κα</text:span>ὶ ἢ<text:line-break/><text:span text:style-name="T2">φερομενη ε</text:span>ἰ<text:span text:style-name="T2">ς το</text:span>ὺ<text:span text:style-name="T2">ς μηρο</text:span>ύ<text:span text:style-name="T2">ς. </text:span>ἀ<text:span text:style-name="T2">π </text:span>᾽<text:span text:style-name="T2"> α</text:span>ὐ<text:span text:style-name="T2">τ</text:span>ῆ<text:span text:style-name="T2">ς γ</text:span>ὰ<text:span text:style-name="T2">ρ ε</text:span>ἰ<text:span text:style-name="T2">σι τ</text:span>ῆ<text:span text:style-name="T2">ς μι</text:span>ᾶ<text:span text:style-name="T2">ς</text:span><text:line-break/>ἀ<text:span text:style-name="T2">ποσχ</text:span>ί<text:span text:style-name="T2">δος </text:span>ἀ<text:span text:style-name="T2">μφ</text:span>ό<text:span text:style-name="T2">τεραι. ο</text:span>ὐ<text:span text:style-name="T2">κο</text:span>ῦ<text:span text:style-name="T2">ν πληρο</text:span>ῦ<text:span text:style-name="T2">ται φερομενη ε</text:span>ἰ<text:span text:style-name="T2">ς μη-</text:span><text:line-break/><text:span text:style-name="T2">ρο</text:span>ύ<text:span text:style-name="T2">ς, α</text:span>ὕ<text:span text:style-name="T2">τη δ</text:span>ὲ<text:span text:style-name="T2"> ο</text:span>ὔ<text:span text:style-name="T2">σα πεληρωμ</text:span>ὲ<text:span text:style-name="T2">νη </text:span>ἔ<text:span text:style-name="T2">στιν </text:span>ὅ<text:span text:style-name="T2">τε θλ</text:span>ί<text:span text:style-name="T2">βει νευρ</text:span>ὰ<text:span text:style-name="T2">ν </text:span>ἢ<text:line-break/><text:span text:style-name="T3">μ</text:span>ῦ<text:span text:style-name="T2">ν · τ</text:span>ὸ<text:span text:style-name="T2"> δ</text:span>ὲ<text:span text:style-name="T2"> νευρ</text:span>ὰ<text:span text:style-name="T2">ν θλιβ</text:span>ό<text:span text:style-name="T2">μενον ο</text:span>ὐ<text:span text:style-name="T2"> π</text:span>έ<text:span text:style-name="T2">μπει ψυχικ</text:span>ὸ<text:span text:style-name="T2">ν πνε</text:span>ῦ<text:span text:style-name="T2">μα</text:span><text:line-break/>ἐ<text:span text:style-name="T2">π</text:span>ὶ<text:span text:style-name="T2"> το</text:span>ὐ<text:span text:style-name="T2">φ μηρο</text:span>ύ<text:span text:style-name="T2">ς κα</text:span>ὶ ἀ<text:span text:style-name="T2">ναισθητε</text:span>ῖ<text:span text:style-name="T2"> κα</text:span>ὶ<text:span text:style-name="T2"> γ</text:span>ί<text:span text:style-name="T2">νεται ν</text:span>ά<text:span text:style-name="T2">ρκη. </text:span>ἐ<text:span text:style-name="T2">κ το</text:span>ῦ<text:line-break/><text:span text:style-name="T2">ανασπ</text:span>ᾶ<text:span text:style-name="T2">σθαι τ</text:span>ή<text:span text:style-name="T2">ν κατ</text:span>᾽ ἵ<text:span text:style-name="T2">ξιν </text:span>ὄ<text:span text:style-name="T2">ρχιν δυν</text:span>ή<text:span text:style-name="T2">σ</text:span>ῃ<text:span text:style-name="T2"> μαθε</text:span>ῖ<text:span text:style-name="T2">ν </text:span>ὅ<text:span text:style-name="T2">τι νεφρ</text:span>ὸ<text:span text:style-name="T2">ς</text:span><text:line-break/><text:span text:style-name="T2">π</text:span>ά<text:span text:style-name="T2">σχει. ε</text:span>ἰ<text:span text:style-name="T2"> μ</text:span>ὲ<text:span text:style-name="T2">ν γ</text:span>ὰ<text:span text:style-name="T2">ρ δεξι</text:span>ὸ<text:span text:style-name="T2">ς </text:span>ὄ<text:span text:style-name="T2">ρχις </text:span>ἀ<text:span text:style-name="T2">νασπ</text:span>ᾶ<text:span text:style-name="T2">ται, </text:span>ὁ<text:span text:style-name="T2"> δεξι</text:span>ὸ<text:span text:style-name="T2">ς π</text:span>ά<text:span text:style-name="T2">σχει</text:span><text:line-break/><text:span text:style-name="T2">νεφρ</text:span>ό<text:span text:style-name="T2">ς. ε</text:span>ἰ<text:span text:style-name="T2"> δ</text:span>ὲ ἀ<text:span text:style-name="T2">ριστερ</text:span>ὸ<text:span text:style-name="T2">ς, </text:span>ὁ ἀ<text:span text:style-name="T2">ριστερ</text:span>ό<text:span text:style-name="T2">ς.</text:span></text:p>
      <text:p text:style-name="P12">[531] Ὅ<text:span text:style-name="T2">τι </text:span>ἀ<text:span text:style-name="T2">π</text:span>ὸ<text:span text:style-name="T2"> το</text:span>ῦ ἥ<text:span text:style-name="T2">πατος κα</text:span>ὶ<text:span text:style-name="T2"> τ</text:span>ῆ<text:span text:style-name="T2">ς καρδ</text:span>ί<text:span text:style-name="T2">ας φ</text:span>έ<text:span text:style-name="T2">ρεται φλ</text:span>ὲ<text:span text:style-name="T2">ψ</text:span><text:line-break/><text:span text:style-name="T2">κα</text:span>ὶ ἀ<text:span text:style-name="T2">ρτηρ</text:span>ί<text:span text:style-name="T2">α </text:span>ἐ<text:span text:style-name="T2">π</text:span>ὶ<text:span text:style-name="T2"> το</text:span>ύ<text:span text:style-name="T2">ς. νεφρο</text:span>ὺ<text:span text:style-name="T2">ς κα</text:span>ὶ ἐ<text:span text:style-name="T2">μβ</text:span>ά<text:span text:style-name="T2">λλουσιν ε</text:span>ἰ<text:span text:style-name="T2">ς α</text:span>ὐ<text:span text:style-name="T2">τ</text:span>ή<text:span text:style-name="T2">ν</text:span><text:line-break/><text:span text:style-name="T2">την κοιλ</text:span>ό<text:span text:style-name="T2">τητα α</text:span>ὐ<text:span text:style-name="T2">τ</text:span>ῶ<text:span text:style-name="T2">ν.</text:span></text:p>
      <text:p text:style-name="P13"><text:span text:style-name="T2">Τ</text:span>ὰ<text:span text:style-name="T2"> δ</text:span>ὲ<text:span text:style-name="T2"> σπερματικ</text:span>ὰ ἀ<text:span text:style-name="T2">γγε</text:span>ῖ<text:span text:style-name="T2">α φ</text:span>έ<text:span text:style-name="T2">ρονται </text:span>ἐ<text:span text:style-name="T2">π</text:span>ὶ<text:span text:style-name="T2"> το</text:span>ὺ<text:span text:style-name="T2">ς </text:span>ὄ<text:span text:style-name="T2">ρχεις.</text:span></text:p>
      <text:p text:style-name="P14"/>
      <text:p text:style-name="P2">ὅταν οὑν γένηται λίθος ἐν τοῖς νεφροῖς, ἀποτείνεται ἢ<text:line-break/>φλὲψ ἐκείνη καὶ ἢ ἀρτηρία καὶ τὰ σπερματικὰ ἀγγεῖα φε-<text:line-break/>ρόμενα ἐπὶ τους ὄρχεις · καὶ οὕτως κατὰ συμπάθειαν ἀνα-<text:line-break/>σπῶνται οἱ ὄρχεις. τινὲς μὲν λέγουσιν ὅτι τῷ λόγῳ τῆς<text:line-break/>όδύνης βιαία ἐστὶν, ώς ἀγρυπνίαν ἐργάζεσθαι. οὐκοῦν ὄφει-<text:line-break/>λουσι καὶ οἱ ποδαγριῶντες καὶ όφθαλμέῶντες καὶ πάντες οἱ<text:line-break/>σφοδρῶς όδυνωμενοι καὶ ἀγρυπνοῦντες ἐμεῖν, ἀλλ᾽ οὐ διὰ<text:line-break/>ταῦτα ἐμοῦσιν, ἀλλὰ διὰ τήν θέσιν αὐτῶν. οἱ γὰρ νεφροὶ<text:line-break/>κεῖνται κατὰ τὴν ῥαχιν σπίσω τῶν ἐντέρων καὶ τῆς γα-<text:line-break/>στρός. ἐὰν οὗν γένηται βιαία τάσις αὐτῶν, διὰ μέσων τῶν<text:line-break/>.συνδέσμων διέρχεται ἢ διάθεσις ἐπὶ ἔντερα καὶ γαστέρα<text:line-break/>καὶ ἐντεῦθεν ποιοτητος ανιουσης ἀκολουθεῖ ἀνακοπή.</text:p>
      <text:p text:style-name="P4">Ὅτι ἐκ τῆς παρατρίψεως τοῦ λίθου πνεύματα δριμέα ἐπι-<text:line-break/>τρέχουσι καὶ ἐρεθίζουσι καὶ ποιοῦσι κνησμὸν, ὥσπερ τῆς<text:line-break/>φύσεως ἐπιδεικνυούσης τὸν πεπονθότα τόπον.</text:p>
      <text:p text:style-name="P1">Ἐπειδὴ τοῦ λίθου ἐγκειμένου οἷον γαργαλισμός τις γί-<text:line-break/>νεται καὶ ἐπεγειρομένης τῆς φύσεως πρὸς τὸ κενῶσαι τὸ</text:p>
      <text:p text:style-name="P2">λυποῦν πνεύματα ἐπιτρέχουσιν ἄλινα εἰς τὸ σηραγγῶδες<text:line-break/>τοῦ αἰδοίου ἐμπίπτοντα παραλογως αὐτὸ ἐντείνουσιν. ἐπὶ<text:line-break/>πάσῃ γὰρ κινήσει φυσικῇ συντρέχει τὸ αἔμα καὶ τὸ πνεῦμα<text:line-break/>τὰ σχήματα αὐτῆς.</text:p>
      <text:p text:style-name="P4">Οἱ μὲν ἰδιῶται όδύνην βαρεῖαν λὲγουσι τήν συναίσθησιν<text:line-break/>την ἀνιαρὰν, οἱ δὲ ἰατροὶ τήν σφοδροτάτην.</text:p>
      <text:p text:style-name="P1">Δέδεικται μὲν ὅτι καρδία καὶ ἦπαρ καὶ νεφροὶ οὐκ<text:line-break/>αἰσθάνονται κατὰ τήν κοιλότητα , κατὰ δὲ τήν ἐπισφα-<text:line-break/>νείαν ἕκαστος αἰσθάνεται. ἐπεὶ ἐκεῖ νεῦρα αἰσθητικὰ φὲ-<text:line-break/>ρονται , ἐν δὲ ταῖς κοιλότησιν οὐ φὲρονται. πῶς οὑν ταῦτα<text:line-break/>υπομὲνουσιν όδύνην; τῷ βαρεῖσθαι τήν κοιλότητα γίνεται<text:line-break/>όδύνη. περιτείνεται γὰρ ὁ ὑμήν, ποιεῖ τὴν όδύνην. ἐπὶ δὲ<text:line-break/>τῆς οὐσίας τῶν νεφρῶν πάλιν ώσαὑτως γίνεται όδύνη τῶ<text:line-break/>βαρεῖσθαι τήν κοιλότητα ἐκ τοῦ λίθου καὶ περιτείνεσθαι<text:line-break/>καὶ γίνεσθαι τήν συναίσθησιν τῆς ὁδύνης ἐπὶ τήν ἐπιφά-<text:line-break/>νειαν ώς ἔχουσαν νεῦρα αἰσθητικὰ καὶ ὑμεύα. ἐπὶ δὲ τῆς<text:line-break/>οὐρήθρας ώς νευρώδους οὔσης καὶ αἰσθητικῆς, διὰ τοῦτο</text:p>
      <text:p text:style-name="P2">γίνεται ὀδύνη σφοδροτατη. προς τούτοις δὲ γίνεται όδύνη<text:line-break/>σφοδροτάτη ἐν τοῖς νεφροῖς, διοτι οὐκ εἰσὶν αἱ κοιλίαι<text:line-break/>τῶν νεφρῶν εὐρεῖαι , ὰλλα στεναἄ καὶ οἱ νεφροὶ ὑπὸ στε-<text:line-break/>ρεότητος οὐκ ἀν διαστεάιντο ὡσπερ ἦ κτστις. διότι οἱ ἐν<text:line-break/>τοῖς νεφροῖς λίθοι ως ἐπὶ τὸ πλεῖστον καὶ μικρότεροι καὶ<text:line-break/>ἶσοι καὶ μαλθακώτεροι, ἄτε οὐ πολυχρόνιοι ὄντες. εἰσὶ δὲ<text:line-break/>τὰ σῦρα τοῖς λιθιῶσι κατ᾽ ἀρχὰς μὲν ὑδατώδη. ἐμφράξεως<text:line-break/>γὰρ οὕσης κατὰ διήθησιν φέρονται. μετὰ δὲ ταῦτα ψαμ-<text:line-break/>μὼδη · ἐς ὕστερον δὲ καὶ λίθος κενοῦται, ὅταν ἢ όδύνη<text:line-break/>παύηται.</text:p>
      <text:p text:style-name="P4">Ἐκ τοῦ ἀθρόως φέρεσθαι λίθον περὶ τήν ὀσφύν γίνεσθαι<text:line-break/>βάρους συναίσθησιν.</text:p>
      <text:p text:style-name="P1">Ὥσπερ ἐπὶ τῶν τικτουσῶν γυναικῶν εὐρύνονται τὰ μό-<text:line-break/>ρια πρὸς διέξοδον τοῦ ἐμβρύου, οὕτω κἀνταῦθα τῇ βιᾳ .<text:line-break/>εὐρύνεται ἢ οὐσία τῶν νεφρῶν καὶ ἐξέρχεται ὁ λίθος και<text:line-break/>ἐρχόμενος εἰς τήν κοιλότητα αὐτῶν, περὶ τὸν ἐκεῖσε ὑμένα<text:line-break/>εὐαίσθητον ὄντα , ὀδύνην ἐργάζεται σφοδρὰν καὶ πολλῷ</text:p>
      <text:p text:style-name="P2">μᾶλλον εἰς τους ουρητηρας ερχομενος οδυνὰ διὰ τὴν στε-<text:line-break/>νότητα καὶ εὐαισθησίαν τούτων. ἡνίκα γὰρ [532] ἐν τῆ<text:line-break/>οὐσίᾳ τῶν νεφρῶν ἐστιν, οὐ ποιεῖ πολλήν όδύνην, ἐπειδή ἢ<text:line-break/>οὐσία αὐτῶν, ώς εἵρηται, δυσαίσθητός ἐστι. πολλάκις γὰρ<text:line-break/>εἰς τὸν τράχηλον ὑπὸ μεγέθους ἐνισχόμενος εἰς ἔσχατον<text:line-break/>κίνδυνον ἄγουσι τῇ τῶν πόνων όξυτητι καὶ οὑκ ἐῶσι τὁ οῦ-<text:line-break/>ρον διαχωρεῖν. οἴδα δέ τινα τὰ μὲν ἄλλα διεξελθόντα τὸν<text:line-break/>λίθον, κατὰ δὲ τὸ ἄκρον τοῦ αἰδοίου ἐμφραγέντα όλίγα ἐδέη-<text:line-break/>σαν ἀπολέσθαι τὸν ἄνθρωπον ταῖς δυσουρίαις καὶ τῷ ὸξυ-<text:line-break/>τάτῳ πόνῳ. ἄλλα τῇ στενῇ λαβίδι οἷοί τε ἐγενόμεθα ἐξιλεῶ-<text:line-break/>σαι αὐτον, τομήν παραμήκη ἄνωθεν διελογιζόμεθα. τὸν γὰρ<text:line-break/>οὐρητῆρα, εἰ μή μεγάλη ἀνάγκη, οὐ χρή τέμνειν. συριγγοῦν-<text:line-break/>ται γὰρ τοὐπίπαν καὶ τὸ ουρον ταύτης ὑποπτύσσουσιν · οἱ<text:line-break/>δὲ οὕτε ὀδύνην ἔσχον οὔτε αἷμα οὕρησαν · οἷς πῶροι μὲν<text:line-break/>οὐ συνίστανται, (41 8 δ ψαμμία δὲ λεπτὰ οὐδὲν μέγα πρᾶγμα<text:line-break/>οὐρηθῆναι. οὗτοι οὐδὲ νοσεῖν οἴονται , ἄτε οὐκ ὸδυνώμε-</text:p>
      <text:p text:style-name="P2">νοι. χρή δὲ μηδενὸς αμελεῖν · εν γαρ τῷ χρόνῳ ἀπεδείκνυ-<text:line-break/>ται πάντα δεινότερα. ὁ δὲ λίθος καὶ τὰ ψαμμία διάφορον<text:line-break/>ἔχουσι χροιὰν περὶ τὴν θερμασίαν καὶ τήν ὕλην. τὸ γὰρ<text:line-break/>μᾶλλον τοῦ χρόνου κατέχεσθαι πυρρὸν ἢ ξανθὸν ἢ ἐρυθρὸν<text:line-break/>ἢ μέλαν αύιον ποιεῖ καὶ η πολλη θερμασία. ὡσαύτως καὶ<text:line-break/>ἀπὸ τῶν χυμῶν γίνονται οἱ λίθοι καὶ ψαμμία ἢ σανδαρα-<text:line-break/>χὼδη ἢ μὲλανα ἢ ὠχρόλευκα ἢ ἑτέραν χρόαν ἔχοντα ἐκ τῆς<text:line-break/>ποικιλίας τῶν χυμῶν. συνίστανται δέ ἐν τοῖς νεφροῖς οἱ<text:line-break/>λίθοι κατὰ τὴν κολίαν αὐτῶν καὶ κατὰ τὰς οὐσίας. καὶ<text:line-break/>ὅπου ἐπιτηδειότητα ἔχουσι γίνεσθαι ἢ σμικροὶ ἢ μείζονες.<text:line-break/>καὶ ποτὲ μὲν ἐλάττονες, ποτὲ δὲ πλείονες. διαφέροντες τῶ<text:line-break/>μεγέθει, τῷ σχήματι, τῇ χροιᾷ τῇ τραχύτητι καὶ τῷ πλήθει.<text:line-break/>καὶ γὰρ μέλανες εὑρίσκονται καὶ ὑπόλευκοι καὶ ώχροἄ καὶ<text:line-break/>οἱ μὲν περιφερεῖς καὶ λεῖοι καὶ μικροὶ εὐέκκριτοι. οἱ δὲ<text:line-break/>μείζονες ἢ ἄλλως πως ἐσχηματισμένοι καὶ μάλιστα οἱ ἐπι-<text:line-break/>μἢκεις καὶ τραχεῖς δυσέκκριτοι. φέρονται δὲ ψαμμία καὶ<text:line-break/>ἐξουροῦνται ἐν τῇ γένεσει τούτων, μετὰ δὲ τὸ γενέσθαι λί-</text:p>
      <text:p text:style-name="P2">θον ἀδύνατον ἐξενεχθῆναι αὐτὸν διὰ τὸ πωρωθῆναι, εἰ μἢ<text:line-break/>ἢ φύσις αὐτή καθ᾽ ἑαυτήν θρύψει αὐτὸν καὶ ἐκκρίνει. ἢ<text:line-break/>ἢ τέχνη διὰ φαρμακου θρυπτικοῦ συνεργοῦσα τῆ φύσει<text:line-break/>θρύψει καὶ κενὼσει ταῦτα. ώς ἐπὶ τὸ πλεῖστον ἄμα εἰς-<text:line-break/>βάλλουσιν ἥ τε κωλικη ὀδύνη καὶ ἢ νεφριτική. καταλαμβά-<text:line-break/>νονται δὲ διὰ τῶν ἰδίων σημείων. ἢ γὰρ τῆς γαστρὸς κέ-<text:line-break/>νωσις θεραπεύει μὲν τοὺς κωλικοὺς, παραμυθεῖται δὲ<text:line-break/>ἐν ταῖς αρχαῖς καὶ τους νεφριτικούς. καὶ ἤδη τινὲς ἔδω-<text:line-break/>καν ὑπαγωγον γαστρος καὶ ἀνωδυνίαν ἐποίησαν τῆ α΄ καἱ<text:line-break/>β΄ καὶ γ΄ ἡμέρᾳ καὶ τῇ δὴ ἐξηνέχθη ὁ λίθος. ὁπόταν δὲ<text:line-break/>ἄμα εἰσβάλλωσιν αἱ νεφριτικαὶ καὶ κωλικαὶ διαθέσεις, τότε<text:line-break/>μεταδιδόασιν αλληλων τὰ μορια τάσεως καὶ ἀνέσεως. τεί-<text:line-break/>νονται γὰρ κατὰ το συνεχὲς δίκην σχοινίου · καὶ οὔτε ἐρυγή<text:line-break/>ἄνω οὔτε φύσα κάτω.</text:p>
      <text:h text:style-name="Heading_20_2" text:outline-level="2">Κεφάλαιον δλ</text:h>
      <text:p text:style-name="Normal">Θεραπεία τοῦ λίθου καὶ τῶν ἄλλων ἐν τοῖς νεφροῖς παθῶν.</text:p>
      <text:p text:style-name="P1">Εἰ μὲν ἐξαίφνης εἰσβάλλῃ ἢ νεφριτικὴ διάθεσις καὶ<text:line-break/>ὁ κάμνων νεωστὶ βεβρωκώς εἴη καὶ τὰ σιτία παντελῶς ἄπε-</text:p>
      <text:p text:style-name="P2">πτα καθώς προελήφθησαν ἢ ἡμίπεπτα ἢ πλῆθος χυμῶν<text:line-break/>προυπάρχει, δεῖ πρὸ τῆς ἄλλης θεραπείας ἢ μᾶλλον εἰπεῖν<text:line-break/>παρηγορίας, εἰ μηδέν ἐστιν ἐμποδὼν, ἔμετον ἐπιτηδεύσασθαι.<text:line-break/>εἰ δὲ περιττώματά εἰσιν ἐν τοῖς ἐντέροις , διὰ ταῦτα δέ<text:line-break/>επιτηδείων κενῶσαι κλυστήρων , εἰ μηδέν ἐστι τὸ ἐναντιού-<text:line-break/>μενον. εἶτα εἰ μὲν πεπλήρωται τὸ πᾶν σῶμα, σκοπεῖν τί<text:line-break/>εστι το πληρῶσαν αὐτό. καὶ εἰ μὲν αἷμα, ποιεῖν ἀποκένω-<text:line-break/>σιν μηδενος ἀντιπράττοντος. κένωσιν δὲ ἐλάττονα πολλῷ<text:line-break/>ἤπερ ἢν ἀπαιτεῖ τὸ πλῆθος. διὰ τι; ἐπεὶ οὐ πάντως ἐκ<text:line-break/>τοῦ παραχρῆμα προσῆκόν ἐστιν ἐκπεσεῖν τὸν λίθον καὶ μά-<text:line-break/>λιστα εἰ μέγας ῇ, διὰ τοῦτο τηρεῖν χρή τοῦ αἵματος τήν<text:line-break/>πλειῶνα κένωσιν εἰς τὴν μέλλουσαν γίνεσθαι ἐν ᾦ σώματι<text:line-break/>τῷ χρονῳ δαπάνην. εἰ δὲ οἱ τέσσαρες χυμοὶ πλεονάζουσι,<text:line-break/>πρότερον φλέβα τέμνειν πρὸ τῆς καθάρσεως ἢ καθαίρειν<text:line-break/>πρὸ τῆς φλεβοτομίας.</text:p>
      <text:p text:style-name="Normal">Διὰ τί φλεβοτομοῦμεν πρὸ τῆς καθάρσεως;</text:p>
      <text:p text:style-name="P1">Ἐπειδή εἰ προκενώσομεν διὰ φλεβοτομίας τὸ σῶμα, τὸ</text:p>
      <text:p text:style-name="P2">καθαρσιον δτδομενον ευρισκει τας φλεβας και τας ἀρτηρίας<text:line-break/>καὶ τὰς κενὰς χὼρας μὴ πεπληρωμένας καὶ διέρχεται ἀκω-<text:line-break/>λὑιως ἐπὶ ὅλον σῶμα καὶ ἕλκει τοὺς χυμοὺς καὶ ῥάστη γί-<text:line-break/>νεται η κένωσις αὐτῶν διὰ τήν εὐρὑτητα τῶν ἀγγείων καὶ<text:line-break/>την χυσιν καὶ λεπτότητα τῶν χυμῶν. εἰ δὲ πεπλήρωται<text:line-break/>απο τοῦ αἵματος τὰ ἀγγεῖα καὶ δὼσεις καθάρσιον, οὐ δυνα-<text:line-break/>ται διελθεῖν διὰ τήν πλήρωσιν, ἀλλ᾽ ἵσταται καὶ οὐδὲν ποιεῖ<text:line-break/>ἢ κακῶς ποιεῖ ὃ ποιεῦ ἰδοὺ περὶ τοῦ ἰατροῦ τὸ καθάρ-<text:line-break/>σιον. τῆς δὲ φὑσεως τὸ πᾶν. αὕτη γὰρ κεντρωθεῖσα παρὰ<text:line-break/>τοῦ καθαρσίου χρῆται τῆ διακριτικῇ δυνάμει καὶ διακρίνει<text:line-break/>ἀπὸ τῶν ἀχρήστων τὰ χρηστά. καὶ τὰ μὲν χρηστὰ κατέχει<text:line-break/>η καθεκτική δύναμις, τὰ δ᾽ ἄχρηστα ἀποτρίβεται ἢ απο-<text:line-break/>κριτική. οὐ δεῖ δὲ ἄμα φλεβοτομεῖν καὶ καθαίρειν, ἀλλὰ<text:line-break/>πρωτον φλεβοτομεῖν, εἶτ᾽ ἀνακτᾶσθαι τήν δύναμιν καλως.<text:line-break/>ἐπεὶ ταυτῃ διοικεῖ ἡμᾶς καὶ ἐπικουρεῖ τοῖς φαρμάκοις, ου<text:line-break/>γὰρ ἐνεργοῦσιν καθ' ἑαυτὰ τὰ φάρμακα καὶ διὰ ταῦτα δεῖ<text:line-break/>ῥωννυειν ταύτην, ἵνα προσφερομένων τῶν καθαρσίων δυνηθῇ<text:line-break/>χρῆσθαι αὐτοῖς, ώς ὀργάνῳ ἢ φύσις καὶ ἐργάσηται τὸ δέον.</text:p>
      <text:p text:style-name="P2">ἐννοῶν ὅτι ἄμα τῷ αἵματι πολυ συνεκκρίνεται καὶ ζωτικὸν<text:line-break/>πνεῦμα, τούτου δὲ ἐκκρινομένου τό τε ὅλον σῶμα καταψύχε-<text:line-break/>ται καὶ πάντα τὰ φυσικὰ ἔργα χείρω γίνεται, διὰ τοῦτο<text:line-break/>δεῖ πρότερον ἀνακτᾶσθαι τὴν ^δύναμιν καὶ οὕτω διδόναι τὸ<text:line-break/>καθάρσιον.</text:p>
      <text:p text:style-name="P4">Ὅτι ἀπ᾽ ἀγκῶνος μὲν, ἐὰν ἔτι ἐπιρρευματίζηται ὁ νεφρὸς,<text:line-break/>χρῆ ἀφαιρεῖν τὸ αἷμα · ἀπὸ τῆς ἰγνύος δὲ, ἐὰν στῇ το<text:line-break/>ἐπιρρεῖν. τήν τε φλέβα τὴν ὑποκάτω τοῦ γόνατος. αὕτη<text:line-break/>γὰρ ἰσοδυναμεῖ τῇ καθόλου φλεβὶ, εἰ δ᾽ ἀπορήσαις αὐτῆς,<text:line-break/>ἀποσχίδας αὐτῆς χρή τέμνειν.</text:p>
      <text:p text:style-name="P1">Ἐπειδή νεφριτική ἐστιν ἢ διάθεσις καὶ παχεῖα ἢ ὕλη<text:line-break/>ἢ ποιοῦσα τὸν λίθον, οὐ δυνατὸν ἀντισπᾶν τήν [534] πα-<text:line-break/>χεῖαν ὕλην ἐπὶ τὰ ἄνω, ἀλλὰ πρὸς τὴν φορὰν αὐτῆς σκο-<text:line-break/>πεῖν καὶ κάτω κενοῦν. ἀλλ᾽ εἰ μὲν ἰσχυρά ἐστιν ἢ δύναμις,<text:line-break/>τέμνειν τήν ἐν ἰγνύϊ ἢ την ἐν σφυρῷ, εἰ δ᾽ ἀσθενής, τήν<text:line-break/>ἐν ἀγκῶνι. ἐὰν γὰρ κενὼσωμεν ἐπὶ τῆς ἀσθενοῦς δυναμεως<text:line-break/>κάτω, διὰ τήν ἀσθένειαν οὐ κατέχει ἢ καθεκτικὴ, ἀλλ᾽ ὅλη</text:p>
      <text:p text:style-name="P2">φέρεται ἐπὶ τὰ κάτω καὶ ῥευματίζεται συνεχῶς τὸ μέρος<text:line-break/>ἐπιτρέχοντος τοῦ χυμοῦ ἐπὶ τὸ ἀσθενές. ῶστε εἰ μὲν ἰσχύει<text:line-break/>η δυναμις, δεῖ τὴν ἐν ἰγνύϊ· εἰ δ᾽ ἀσθενεῖ, ἀντισπᾶν ἐπὶ<text:line-break/>τὰ ἄνω. διὰ τί ; ἵνα μή χορηγῆται πλείων ὕλη ἐπ᾽ αὐτούς.<text:line-break/>εἰ γαρ κενωσεις σιτία καὶ φλέγμα καὶ χυμὸν δι ᾽ ἐμέτων,<text:line-break/>ῥαστωνη γίνεται. κενοῦται γὰρ τὸ σιτίον καὶ τὸ φλέγμα τὸ<text:line-break/>βαρῦνον τὴν γαστέρα καὶ διὰ τήν γαστέρα θλίβονται οἵ<text:line-break/>τε νεφροὶ καὶ οἱ οὐρητῆρες καὶ πλεῖον ὀδυνῶνται. καὶ τὰ<text:line-break/>πρῶτα ἀναλυόμενα, ἃ δεχόμενος ὁ στόμαχος ὼς ἀσθενεῖτε-<text:line-break/>ρος διετείνετο καὶ ἐθλίβετο, τούτων κενουμένων ῥαστὼνη<text:line-break/>γίνεται, αλλ᾽ οὐ τελεία ἀπαλλαγή. κενοῦμεν καὶ τήν κόπρον<text:line-break/>διὰ κλυστῆρος, ἵνα μή τοῦ κώλου καὶ τῶν λοιπῶν ἐντέρων<text:line-break/>θλιβομενων καὶ βαρυνομένων θλίβηται καὶ πιλοῦται ὁ νεφρὸς<text:line-break/>καὶ πλεῖον ὀδυνᾶται. δῆλον δὲ ὅτι ἐπ᾽ ἐμφράξει κόπρου<text:line-break/>πολλακις παροξύνεται ὁ νεφρὸς , ἐδήλωσεν ἔνεμα ὀδύνην<text:line-break/>παραμυθεῖσαν νεφριτικήν. ἢ ὅτι ἐπὶ τῆ κενώσει οὐκέτι<text:line-break/>ἐθλίβη νεφρός. ἢ ὅτι οὐ γεννᾶται πνεύματα ἐκ τοῦ κόπρου</text:p>
      <text:p text:style-name="P2">ἃ όφείλοντα τρέχειν ἐπὶ τὸν νεφρὸν ώς ἀσθενῆ θλίβουσιν<text:line-break/>καὶ διατείνουσιν αὐτόν. ἀλλὰ μηδὲ αἷμα ἢ ἕτερος χυμὸς<text:line-break/>πλεῖον τοῦ δέοντος ἐῆν ἐν τῷ σώματι εἶναι, ἵνα μή τὰ<text:line-break/>πολλὰ ἀγγεῖα τοῦ νεφροῦ τεινομενα ὸδυνήσωσι πλεῖον. τὸ<text:line-break/>γὰρ όδυνὼμενον καὶ θερμαινόμενον καὶ τεινόμενον προσ-<text:line-break/>(419) καλεῖται τὰς ὕλας, διὰ τὰς σφοδρὰς καὶ όξείας όδύ-<text:line-break/>νας. ἀλγηδόνων μὲν ἐξαίφνης εἰς νεφρὸν ἢ καα΄ όλίγον<text:line-break/>εἰσβαλλουσῶν διὰ τας εἰρημένας πρώην αἰτίας, εἰ μηδέν<text:line-break/>ἐστι τὸ κωλῦον, κλύζειν αὐτίκα την κοιλίαν δῶ ἀφεψήματος<text:line-break/>ἰσχάδος, τήλεως, ἀριστολοχίας καὶ τῶν ὁμοίων. καὶ εἰ μὲν<text:line-break/>κενωθείη δεόντως, ἔστω ουτος. εἰ δὲ μή, δὶς καὶ τρὶς καὶ<text:line-break/>πολλάκις χρὴ κενοῦν ἐνέματι καὶ διὰ τῶν προσφόρων καὶ<text:line-break/>οἰκείων τῇ τοῦ καμνοντος φυσει, ἵνα μη πιέζωνται οἱ νεφροὶ<text:line-break/>καὶ οἱ οὐρητῆρες. μετα δὲ τὸ ἱκανὸν ἐκκρῖναι τῆν κοιλίαν,<text:line-break/>ἐνιέναι χρή τι τῶν πραύνειν καὶ εὐρύνειν τοὺς οὐρητῆρας<text:line-break/>καὶ τούς νεφρους καὶ χαλᾶν τον λίθον καὶ τὰς δήξεις δυ-<text:line-break/>ναμένων. ἢ δὲ πρόσφορος ὕλη αὕτη ἀνηθέλαιον ἐντακὲν<text:line-break/>αὐτῷ στέαρ ὄρνιθος, ώς προσφατον καὶ μάλιστα φασιανοῦ</text:p>
      <text:p text:style-name="P2">ἢ βουτύρου νέου καὶ τῶν ὁμοίων. μὴ παρόντος τούτου<text:line-break/>τῆλιν καὶ τῆς ἀλθαίας ῥίζαν ἢ τὸ σπέρμα καὶ τῶν ὁμοίων<text:line-break/>ἑψήσαντες τῷ ἐλαίῳ ἐνιέναι · ταῦτα γὰρ πάντα εὐρύνει<text:line-break/>τους πορους καὶ τοὺς λίθους χαλᾶ καὶ παραμυθεῖται τὰς<text:line-break/>σφοδρὰς ὀδύνας. τήν δὲ χρῆσιν τούτων μή πυκνότερον<text:line-break/>ἐπιτελεῖ ἄμεινον ἐστοχασμένος καὶ τῆς τῶν φυσικῶν δυ-<text:line-break/>ναμεων ευτονἄχς. ἢ γὰρ ἄμετρος θάλψις καὶ χάλασις ἐκ-<text:line-break/>λυτικη τῆς ἰσχύος γίνεται, δέ ἦς παραμυθεῖται πᾶσα ὸδύνη<text:line-break/>καὶ θεραπευεται τελείως. μετὰ δὲ τούς ἐμέτους καὶ τὰ<text:line-break/>ἐνέματα πυριῆν τὸ πάσχον μόριον διὰ τῶν ὑγραινόντων<text:line-break/>καὶ χαλώντων ἔστ᾽ ἀν ὁ λίθος ἐν τῷ νεφρῷ πάρεστι. μηδὲ<text:line-break/>τουτοις καταχρῆσθαι, ώς εἴρηται. καὶ συκίαι δὲ ἐπὶ τῶν<text:line-break/>τοιούτων χρήσιμοι, μετακινοῦσι πολλάκις οὕτως ἀθρόως<text:line-break/>τὸν λίθον, ώς ἀποκοπήν αἰφνίδιον [535] φέρειν τοῦ λίθου<text:line-break/>εἰς εὐρύτερον μετενεχθέντος χωρίων. διὸ καὶ τήν ἀρχήν<text:line-break/>ἄνωθεν ἀπὸ νεφρῶν ποιητέον ἐπί τε βουβῶνα προχωρητέον<text:line-break/>ἐν λοξῇ τῇ τοῦ κενεῶνος θέσει, καθ᾽ ὃν ὑφηγοῦνται τόπον<text:line-break/>αἱ ἀλγηδόνες ἑκάστοτε. βέλτιον δὲ προθερμαίνειν τὰ μέρει</text:p>
      <text:p text:style-name="P2">τοῖς εἰρημένοις. εἶθ' οὕτως ποιεῖσθαι τήν τῶν συκίων θέ-<text:line-break/>σιν. ἐπεὶ ἐνίοτε μέγας εὑρεθεὶς ὁ λίθος σφηνοῦται σφο-<text:line-break/>δρῶς. ἑλκόμενος δὲ βίᾳ καὶ κίνδυνον ἔσθ' ὅτε ἐξ ὰλγηδό-<text:line-break/>νων προσφέρει. εἰθ οὕτως πυριᾶν ἐν τοῖς ὀνομαζομένοις<text:line-break/>ἐγκαθίσμασιν, εἰ μέχρι τῶν αἰδοίων ἢ συμπάθεια προέσχε-<text:line-break/>ται διὰ τἡλεως, αλθαίας, λινοσπέρμου, ἀνήθου κόμης καὶ<text:line-break/>τῶν ὁμοίων ὕδατι καλῶς ἑψημένων καὶ ἐλαίῳ τῷ γλυκεῖ ἐπι-<text:line-break/>χεομένων, καταπλάττειν δὲ δέ ἀλεύρου πυρίνου ἢ κριθίνου<text:line-break/>μετὰ λινοσπέρμου καὶ τηλεως καὶ μέλιτος καὶ ἐλαίου ἀνῆ-<text:line-break/>θου ἢ γλευκίνου, ἑψεῖν δὲ ταῦτα μετὰ ἑψήματος, ἐπιπάσ-<text:line-break/>σοντες ἐν τῇ ἑψήσει τοῦ καταπλάσματος καὶ ἀλθαίας ῥίζαν<text:line-break/>καλῶς κεκομμένην καὶ σεσησμένην καλῶς. ἐπὶ τέλει δὲ τῆς<text:line-break/>ἑψήσεως καὶ τερέβινθον ἔμ.βαλειν καἰ τινα τῶν αφὑσων<text:line-break/>σπερμάτων, ἐὰν ἐμπνευμάτωσίς ἐστιν, οἷον ἀνήθου καὶ σε-<text:line-break/>λίνου σπέρματα, μάλαθρον, λυβιστικὸν καί τινα τούτοις<text:line-break/>ὅμοια προς τὴν κρᾶσιν τοῦ νοσοῦντος. καλλιστον δὲ γί-<text:line-break/>νεται κατάπλασμα καὶ ἐξ ἀλευρων θερμίνων ἑψημένων μετὰ<text:line-break/>γλυκέος. μετὰ δὲ τήν ἕψησιν μιγνύειν πευκεδάνου ῥίζην</text:p>
      <text:p text:style-name="P2">λειοτάτην καὶ χαμαίμηλον. ἀγαθὸν δὲ καὶ ἄρτον ἑψεῖν μετὰ<text:line-break/>γλυκέος καὶ καταπλαττειν ὸσφῦν καὶ κενεῶνας. οὐ μήν οὐδὲ<text:line-break/>κυστιν καὶ ἴτρον καταπλάσσειν εὔθετον, πυκνὰ δὲ ἄλλα καὶ<text:line-break/>ἄλλα ἐπιφέρειν πρὶν ψυχρὸν γενέσθαι τὸ πρῶτον. εἰ δὲ<text:line-break/>μη, θερμασματι ἔξωθεν ἑτέρῳ σκέπειν, ὡς μή καταψύχεσθαι.<text:line-break/>τοῦτο δὲ γενησεται ἐπιτιθεμένων ἐν τῷ καταπλάσματι πυ-<text:line-break/>ριῶν ἢ θερμοῦ ὕδατος ἐν ὀστρακίνῳ ὰγγείῳ ἢ χαλκῷ. μετὰ<text:line-break/>δὲ την κένωσιν τεῆς γαστρὸς τὴν ἄτω καὶ κάτω, ώς εἴρηται<text:line-break/>την φλεβοτομίαν, τήν κάθαρσιν, τὰς πυρίας, τὰ ἐγκαθίσματα,<text:line-break/>εἰ δὲ ὲτι μένουσιν αἱ ὸδὐναι, χρῆσθαι λουτροῖς τῶν γλυκέων<text:line-break/>υδὰτων. τινὲς γὰρ καὶ πρὸ τῆς φλεβοτομίας καὶ τῆς λοι-<text:line-break/>πῆς ἐπιμελείας παραλαμβάνουσι τὰ βαλανεῖα διὰ τήν τῆς<text:line-break/>όδύνης σφοδρότητα. ἕτεροι δὲ ἐὰν οὐδέν ἐστι τὸ κατεπεῖ-<text:line-break/>γον μετα την φλεβοτομίαν καὶ τήν λοιπήν ἐπιμέλειαν. βα-<text:line-break/>λανεια μὲν ὑγραίνει καὶ θερμαίνει αὐτίκα. τὸ γὰρ θερμὸν<text:line-break/>ὕδωρ ῥαστωνην φέρει σὺν τῇ θερμασίᾳ. εἰ δέ τις ἐπιπλέον<text:line-break/>εἰς αὐτὰ παραβαλλοι δελεαζόμενος τῆς ἐν αὐτοῖς ὰνωδυνίας<text:line-break/>ἐκλυει τας δυνάμεις τοῦ σώματος, αἷς διωθοῦνται πάντα τὰ</text:p>
      <text:p text:style-name="P2">λυπηρὰ αἴτια, καθ᾽ ὅν οὑν χρόνον ἀνωδυνία γένηται, ἀφαι-<text:line-break/>ρεῖν μὲν τῶν βαλανείων, πυριῆν δὲ τὰ μέρη τοῖς προσφό-<text:line-break/>ροις τῇ τοῦ καμνοντος φύσει φαρμάκοις. εἰ δὲ δι᾽ ὑπερ-<text:line-break/>βολήν πονῶν κινδυνεύει ὁ ἄνθρωπος, ἄμεινον τοῖς ναρκω-·<text:line-break/>τικοῖς χρῆσθαι · ἄλλως γὰρ οὐκ ἀν χρήσαιο αὐτοῖς. ταῦτα<text:line-break/>γὰρ οὐ λυτικὰ τῶν ὀδύνων, ἀλλὰ διὰ τήν οἰκείαν κρᾶσιν<text:line-break/>ἀναισθησίαν καὶ ἀπάτην ἐμποιοῦσιν, ἥτις μετὰ ταῦτα πολ-<text:line-break/>λῆς ἐπιμελείας δεῖται. εἰ δὲ καὶ πνεῦμά τι παχὺ ὑπονοη-<text:line-break/>σομεν διοχλοῦν ἄμα τῷ λίθῳ, περιπλέκειν ταῖς προειρημε-<text:line-break/>ναις πυρίαις καὶ καταπλασμασιν, ὅσα τε ὰφύσου δυνάμεως<text:line-break/>ἐστιν, οἷον τὸ πηγανον, ἄνηθον, μελάνθιον καὶ τὰ ὅμοια<text:line-break/>λελειωμένα^ μετὰ τήν τελείαν ἕψησιν καὶ δίχα λειώσεως<text:line-break/>ἐναφεψεῖν τῷ ὕδατι ἔν τε ταῖς πυρίαις καὶ τοῖς ἐνέμασιν.<text:line-break/>εἰ [536] δὲ ἐστηριγμένοι εἶεν ἔτι καὶ μετὰ ταῦτα πάντα<text:line-break/>οἱ λίθοι, φυλάττειν δεῖ τὰ πλείονα καὶ ἀνεπιτήδεια τῇ τοῦ<text:line-break/>κάμνοντος φύσει βρώματά τε καὶ πόματα, ῖνα μη η γαστηρ<text:line-break/>διὰ τούτων πληρωθῇ καὶ βαρυνθῇ καὶ ἐμπνευματωθῇ ὑπο<text:line-break/>τροφῶν ἢ χυμῶν ἢ πνευμάτων καὶ τῇ πληρώσει θλίψῃ τού-</text:p>
      <text:p text:style-name="P2">τους κα<text:span text:style-name="T4">ὶ</text:span> σφοδρότητα ἐξεργάζηται. ἔστωσαν <text:span text:style-name="T4">δ</text:span> ἅπαντα μέ-<text:line-break/>τρια καὶ κατάλληλα κατά τε ποιότητα καὶ ποσότητα τῆ τοῦ<text:line-break/>κάμνοντος φύσει. θερμοτέρας δὲ οὕσης τῆς τοῦ κάμνοντος<text:line-break/>φύσεως καὶ δίψους σφοδροῦ προκεκενωμένου τοῦ παντὸς<text:line-break/>σώματος καὶ ἀπερίττου γενομένου, εἴγε ἔθος ἔχει ψυχροπο-<text:line-break/>τεῖν, σπλαγχνων μηδενος φλεγμαίνοντος ἢ ἀσθενῶν ὄντων,<text:line-break/>δεδὼκαμεν πολλάκις ὕδωρ ψυχρὸν ἀθρόως τῷ κάμνοντι μη-<text:line-break/>δενος κωλυοντος καὶ παραχρῆμα ῥωσθέντων τῶν νεφρῶν,<text:line-break/>ἐξωθησαν τὸν ἐσφηνωμένον λίθον. ἐπὶ δὲ τῶν πληθωρικῶν<text:line-break/>καὶ περιττωματικῶν σωμάτων καὶ ἒξἐ οἷς τε σπλάγχνων<text:line-break/>ἀσθενὲς ὑπόκειται καὶ τὰ λοιπὰ σύστοιχα κελεύουσι παρα-<text:line-break/>φυλαττεσθαι τήν τοῦ ψυχροῦ πόσιν. εἰ δὲ μετὰ ταῦτα<text:line-break/>πάντα τὰ προειρημένα ἔτι ἐστηριγμένος ὁ λίθος ἐστὶ, τοῖς<text:line-break/>θρυπτικοῖς χρῆσθαι καὶ τοῖς χλιαρὰν ἔχουσι τήν ἰσχύν.<text:line-break/>τὰ γὰρ θερμὰ καὶ διουρητικὰ ὰπογαιοῦσι τὸν λίθον. τὰ<text:line-break/>δὲ χλιαρᾶς ὄντα δυνάμεως κατὰ μέρος θρύπτουσι καὶ οὐκ<text:line-break/>ἀπογαιοῦσιν. εἰσὶ δὲ ταῦτα δαμασώνιον, πετροσέλινον, πο-<text:line-break/>λυτριχον καὶ τὰ ὅμοια κατα δύναμιν τούτοις. καὶ ἴσως τις</text:p>
      <text:p text:style-name="P2">ἀπορήσειεν, πῶς εἰ χλιαρᾶς εἰσὶ δυνάμεως, ἴσχουσι θρύψαι<text:line-break/>τὸν λίθον; προς ὃν εἴπωμεν, ἐπειδή ὁ λίθος ἀπὸ δυσκρα-<text:line-break/>σίας καὶ ἄγαν θερμοτητος ἀπεγαιώθη, εἰκότως παρέχομεν<text:line-break/>τὰ χλιαρᾶς ὄντα δυνάμεως, ώς ἐναντία τῆ δυσκρασία τῇ<text:line-break/>ποιούσῃ τὸν λίθον, ἵνα τῷ πολλῷ χρόνῳ λεπτύνωμεν καὶ<text:line-break/>θρύψωμεν καὶ περιγενωμεθα αὐτοῦ. τὰ γὰρ χλιαρὰ ώς<text:line-break/>ἦττον θερμὰ ἐναντία ἐστὶ τοῖς ἄγαν θερμοῖς. τοῖς γὰρ<text:line-break/>διουρητικοῖς καὶ ἄγαν θερμοῖς οὐ δυνή- (420) σῃ χρή-<text:line-break/>σασθαι. ἐπιπλέον γὰρ ἀπογαιώσῃς τήν παχεῖαν ὕλην καὶ<text:line-break/>ταχέως ποιήσῃς αὐτούς. εἰ δὲ μήπω συνέστη ὁ λίθος καὶ<text:line-break/>μέγας ἐγένετο, ἀλλὰ μονον ἔμφραξις παρὰ τῶν ψαμμίων καὶ<text:line-break/>παχεῶν καὶ γλίσχρων χυμῶν, τότε δώσεις τὰ θερμὰ καὶ<text:line-break/>ἐμφρακτικα οὔτε δείδειν χρή ἵνα μή ἀπογαιώσῃς αὐτούς.<text:line-break/>ψαμμία γάρ εἰσι καὶ ἔμφραξιν εποίησαν καὶ ἐὰν δώσεις ἐκ-<text:line-break/>πρακτικὰ καὶ θερμὰ, οἷον τὰ δι᾽ ἀνίσου, διὰ πεπέρεως,<text:line-break/>σελίνου, φοῦ καὶ τῶν παραπλησίων, κενοῖς καὶ ἐκφράτ-<text:line-break/>τεις αὐτά.</text:p>
      <text:h text:style-name="P6" text:outline-level="2">Κεφάλαιον ἔ.</text:h>
      <text:p text:style-name="P1">Πρὸς τοῖς ἄλλοις ἤδη καὶ περὶ προφυλακῆς βραχέι<text:line-break/>διαλαβεῖν, ἵνα μή πρὸς τοὺς δυνατῶς ἔχοντας θεραπευθῆναι<text:line-break/>πάλιν γένεσις τῶν λίθων γένηται. ἐπεὶ δὲ τῶν λιθιώντων<text:line-break/>οἱ μὲν ἐθεραπευοντο, οἱ δὲ οὐ, μέγιστόν ἐστιν ἐν τῆ προ-<text:line-break/>φυλακῇ μετριότης σιτίων καὶ πέψεις χρησταί. αἱ γα΄<text:line-break/>πλησμοναὶ καὶ απεψίαι οὐ μονον παροξύνουσι τήν νόσον<text:line-break/>ἀλλὰ καὶ τήν μή οὐσαν γεννῶσι. διὸ μηδὲ πυρῶδες προσ-<text:line-break/>φερεα΄θωσαν, ὃ μέλλει τοὺς νεφροὺς ἢ τήν κύστιν θερμαί-<text:line-break/>νειν. φυλαττεσθαι δὲ προσήκει τά τε σκληρὰ ταῖς οὐσίαι^<text:line-break/>καὶ δυσδιαίρετα τῶν βρωμάτων τά τε [537] πολυούσια<text:line-break/>καὶ πολύτροφα καὶ τὰ ἀθρόως ἀναδιδόμενα πρὸ τῆς τελεία^<text:line-break/>πέψεως , τα τε ἐπιπολάζοντα καὶ δυσκόλως ὑποχωροῦντα<text:line-break/>καὶ ἐμπνευματοῦντα καὶ παρεμπλαστικὰ ἢ ἄλλως ἐγκαθίζοντα<text:line-break/>τοῖς σώμασιν ἐπιμόνως. πονήσασα γὰρ ἢ γαστήρ ἐπὶ τῶι<text:line-break/>.τοιούτων σιτίων, μεταδίδωσιν αὐτὰ ἄπεπτα ἥπατι καὶ νε-<text:line-break/>φροῖς. καὶ τὸ ἀθρόως δὲ ἄπεπτον ἀπενεχθὲν ἀφνῶς ἐξυ-</text:p>
      <text:p text:style-name="P2">λίζεται καὶ σὺν θορύβῳ διεξελθον ἄπαξ καὶ δὶς εἰς τοὺς<text:line-break/>νεφρούς λίθους ὑφίσταται δια τήν τοῦ νεφροῦ χρονίαν μά-<text:line-break/>στιξιν. σίνος δὲ ἔστω πάνυ λεπτὸς καὶ λευκὸς καὶ μή πάνυ<text:line-break/>παλαιός · οἱ δὲ γλυκεῖς τῶν οἴνων καὶ οἱ μέλανες ἄθετοι<text:line-break/>τοῖς λιθιῶσι. χρή δὲ καὶ τὸ ὕδωρ παρὰ πᾶσαν τήν δίαι-<text:line-break/>ταν καθαρωτατον εἶναι καὶ διυλισμένον. τὰ γὰρ ποταμιαῖα<text:line-break/>καὶ λιμναῖα καὶ παντα τα στασιμα καὶ βραδύπορα οὐ κε-<text:line-break/>νοῦντα τους λίθους ποιήσειαν ἄν. συντόμως δὲ εἰπεῖν<text:line-break/>πᾶσα ἢ δίαιτα ἐπὶ μὲν τῶν ψυχροτέρων τήν κρᾶσιν καὶ<text:line-break/>πολυσαρκων ἀκριβῶς λεπτυνουσα ἔστω. ἐπὶ δὲ τῶν θερ-<text:line-break/>μοτέρων καὶ κατίσχνων η μέση τῶν λεπτυνόντων καὶ παχυ-<text:line-break/>νόντων. το δὲ κατακορὲς τῶν ἄλλων ἀπάντων φυλάττεσθαι<text:line-break/>χρή καὶ μάλιστα τῶν γλυκέων καὶ τυρωδῶν τροφῶν καὶ πα-<text:line-break/>χεῶν καὶ γλίσχρων καὶ πιμελωδῶν. ὅθεν καὶ ἀπεψίαν πο-<text:line-break/>λεμιωτάτην νομιστέον εἶναι καὶ εἴποτε περιπέσῃ. ἐν τῷ<text:line-break/>ὕπνῳ μενέτωσαν ἢ ἡσυχίᾳ παντελῶς καὶ θάλψει τῶν ὑπο-<text:line-break/>χονδρίων διὰ τῶν οἰκείων χειρῶν, ἕως οὗ πάντα καλῶς<text:line-break/>πεφθῶσι καὶ κάτω ὑπέλθωσιν. ἐν εὐκράτοις δὲ τόποις καὶ</text:p>
      <text:p text:style-name="P2">ἀέρι καθαρῷ αἱ διατριβαὶ ἔστωσαν , ἐν οἷς αἱ ῶραι ἄθραυ-<text:line-break/>στοι. παραλαμβανέσθωσαν δὲ καὶ χολαἄ περίπατοι καὶ<text:line-break/>γυμνάσια πρὸς τήν τοῦ κάμνοντος φύσιν ἔστωσαν σὑμμε-<text:line-break/>τρα. ἢ γὰρ ἀργία βλαβερά. τήν δὲ γαστέρα εὔλυτον<text:line-break/>ἔχειν ἀεὶ , εἰ μή ἕτερόν τι προσιστάμενον ῇ. ταύτης γὰρ<text:line-break/>καλῶς ὑπιούσης ἀκωλύτως οὐρήσεις γίνονται. ἀλείμμασι<text:line-break/>δὲ χρῆσθαι ἐὰν δεῖ καὶ ὅτε δεῖ τοῖς δυσπάθειαν τοῖς τό-<text:line-break/>ποις περιποιεῖν δυναμένοις , ώς εἰσὶ τὰ φοινίσσοντα καὶ<text:line-break/>δρώπακες καὶ σιναπισμοὶ καὶ ἢ τῶν αὐτοφυῶν δὲ ὑδάτων<text:line-break/>χρῆσις ὠφέλιμος , ἐὰν μηδέν ἐστι τὸ κωλῦον. πεφροντι-<text:line-break/>σμένως δὲ ἔχειν τοῦ κατὰ καιρὸν ἐπιτηδείως φλεβοτομεῖν,<text:line-break/>εἰ δοκεῖ πλεονάζειν αἷμα. πλεωνάσαν γὰρ εἰ μή κενώσειας,<text:line-break/>παντως συρρεύσει εἰς τὸ ἀσθενέστερον. ἐπιτήδειον δὲ κα-<text:line-break/>θαρσίαις τοῖς κακοχύμοις χρῆσθαι. ἐπὶ δὲ τῶν ποσῶς<text:line-break/>ἀτακτουντων καὶ χυμον ἄπεπτον οὐ τῆ ἄνω γαστρὶ ἀθροι-<text:line-break/>ζόντων πολὐν συνεχῶς ἀπὸ δείπνου ἐμέτωσαν, εἰ μηδέν<text:line-break/>ἐστιν αὐτοῖς τι προσιστάμενον. μετὰ δὲ τήν τοῦ ὅλου σὼ-<text:line-break/>ματος προνοίαν δεῖ τοπικῶς καθαίροντα φάρμακα προσφέ-</text:p>
      <text:p text:style-name="P2">ρειν, οἶον τὰ <text:span text:style-name="T5">ἐ</text:span>κφρακτικα<text:span text:style-name="T5">ὰ </text:span>κα<text:span text:style-name="T5">ὶ</text:span> οὖρα παχ<text:span text:style-name="T5">ύ</text:span>τατα καὶ γλίσχρα<text:line-break/>καὶ δυσώδη καὶ πολλὰ ἀπό τε φλεβῶν, νεφρῶν, οὐρητήρων<text:line-break/>καὶ κύστεως ἄγοντα , ώς σκολύμου ῥίζης ἀφέψημα καὶ τὰ<text:line-break/>προειρημένα. πολλάκις δὲ καὶ διουρητικὰ χρήσιμα. ταῦτα<text:line-break/>μὲν οὗν κοινῶς εἰς ὑπόμνησιν πᾶσιν ἀνθρώποις καὶ οὐκ εἰς<text:line-break/>τελείαν διδασκαλίαν ἐκτέθεινται. σοὶ δὲ καὶ τούτου ἕνεκα<text:line-break/>χάρις, ἐπεὶ καὶ τὸ πᾶν διὰ σέ ἐπεὶ δὲ οὐκ ἀρκούμεθα<text:line-break/>ἐκ μόνης τῆς διαθέσεως τελείαν ἀπαλλαγήν καὶ ἀκριβῆ κα-<text:line-break/>ταλαβέσθαι, ἀλλὰ καὶ τῶν συστοίχων ἔτι δεόμεθα, χρή καὶ<text:line-break/>τούτων ἔτι μνημονεῦσαι. ἐξαλλάττεται γὰρ ἢ θεραπεία<text:line-break/>κατὰ τὰς διαφόρους αἰτίας, ἡλικίας, χώρας, ὥρας, ἕξεις<text:line-break/>[538] τε καὶ διαθέσεις, ἤθη , ἔθη, κράσεις, εὐαισθησίας,<text:line-break/>δυσαισθησίας, μορίων ἐναλλαγὰς, θέσεις καὶ ἕτερά τινα.<text:line-break/>ὥστε χρή τῷ ἀρίστῳ ἰατρῷ ἀκριβῶς εἰδέναι τὸ κατὰ φὑ-<text:line-break/>σιν. ὃς γὰρ ἀκριβῶς οίδε τὸ κατὰ φύσιν, ταχέως εἴσεται<text:line-break/>καὶ τὸ παρὰ φύσιν. ἐπεὶ οὐ μόνον τὰ προειρημένα αἴτια<text:line-break/>ἐξαλλάττουσι τήν θεραπείαν, ἀλλὰ καὶ αἱ ἰδιότροποι φύσεις,<text:line-break/>ἐα΄ ὧν οὐχ ἁρμόζει τὰ ἐπὶ πλεῖστον δοκιμασθέντα φάρμακα.</text:p>
      <text:p text:style-name="P2">πολλάκις γὰρ <text:span text:style-name="T5">ἀ</text:span>πο<text:span text:style-name="T5">ι</text:span>υγχ<text:span text:style-name="T5">ά</text:span>νουσι. τούτου ἕνεκα παρατηρεῖν<text:line-break/>χρὴ , κἀν μὴ υπακούοι τῆς θεραπείας διὰ τὴν ἰδιοτητα<text:line-break/>τῆς φύσεως ἢ τὴν τοῦ πάθους κατασκευὴν ἤ τιἄλλο τοι-<text:line-break/>των, ὰφιὲιιεναι μεταβαίνειν ἀναγκαῖον ἐπὶ τὰ πάντως ωφε-<text:line-break/>λιμα. τοῦτο δὲ μηδὲ μονον ἐπὶ φαρμάκων, ὰλλα καὶ επὶ<text:line-break/>τῶν ἄλλων απαντων βοηθημάτων τε καὶ ἐτερων τινῶν αῤ-<text:line-break/>ῥήτων οὐ παντες οἱ τηι τέχνην κατερχόμενοί, εἰ καὶ ἴσως<text:line-break/>ἐλλογιμώτεροι τῶν ἄλλων, ἀλλ᾽ οἱ ἀεὶ προσκαθήμενοι καὶ<text:line-break/>τὰ κινήματα τῆς φ ὕσεως ἀνιχνεύοντες. εἰ δὲ καὶ τὰ ὰπο<text:line-break/>τοῦ τεχνικοῦ στοχασμοῦ ἀποτυγχάνουσι φάρμακα δι᾽ ἄῤῥη-<text:line-break/>τόν τι καὶ ἴδιον, δεῖ διὰ τὴν τοῦ κατεπείγοντος σφοδρότητα<text:line-break/>ἐπὶ τὰ τῶν παλαιῶν ἄρρητα καὶ καθ᾽ ὅλην τὴν οὐσίαν περ-<text:line-break/>γοῦντα χωρεῖν, ἅ ἐκ πείρας καὶ αλόγου τριβῆς ευρημεέα εἰ-<text:line-break/>σὶν, ὡς τρωγλοδύτου καὶ λαγωοῦ δέρμα κεκαυμένον καὶ αἶ-<text:line-break/>μα τράγειον ἢ ἕιερα ἄπειρα άπλᾶ τε καὶ σύνθετα. ὦν καὶ<text:line-break/>τὰ πλείω βδελυρὰ, ἅ ἡ ἄλογος τριβὴ ἐφεῦρεν ἢ ἐκ φύσεως</text:p>
      <text:p text:style-name="P2">ἢ ἐκ τύχης ἢ αὐτοσχεδίου ἢ ἐκ τοῦ μιμητικοῦ ἢ ἐξ οτει-<text:line-break/>ράτων ώς ὁ τρωγλοδύτης ἢ ἐκ χρησμῶν ἢ ἐκ μαθήσεως ἢ<text:line-break/>εξ ἑτέρων τινῶν, ἐξ ῶν συνέστηκεν ἢ ἐμπειρική. ἐπεἱ δὲ<text:line-break/>ἄρρητα πάντα ταῦτα καθ᾽ ἡμᾶς, οὐ δεῖ ἐπὶ τούτοις μέγα<text:line-break/>θαρρεῖν διὰ τὸ ἀγνοεῖν τὸν τρόπον τῆς αὐτῶν ὡφελείας.<text:line-break/>εἰ δὲ ποτε προσφέρομεν διά τινα βίαν, οὐ δεῖ καταχρῆσθαι<text:line-break/>τούτοις, ἵνα μὴ ώς ἀρρήτως ἡμᾶς ὠφελοῦντα καὶ ἀρρήτως<text:line-break/>βλαψωσι. δεῖ δὲ τὸν μέλλοντα κατὰ λόγον πράττειν ἰατρὸν<text:line-break/>κατὰ τὰς δραστικὰς ποιότητας, δυνάμεις τε καὶ ἐνεργείας<text:line-break/>σεμνύνεσθαι τὸ θαρρεῖν, ώς εἰδότα διὰ τῆς μεθόδου τὴν<text:line-break/>δύναμιν θερμοῦ τε καὶ ψυχροῦ, ξηροῦ τε καὶ ὑγροῦ, τῶν τε<text:line-break/>στρυφνῶν, αὐστηρῶν, όξεὼν, γλυκέων, ἁλυκῶν, πικρῶν, δρι-<text:line-break/>μεὼν, ἀποίων, παχυμερῶν τε καὶ λεπτομερῶν, τήν τε ἐνέρ-<text:line-break/>γειαν τῶν ἐκφρακτικῶν ἐπισπαστικῶν. ἐμπλαστικῶν καὶ<text:line-break/>τῶν λοιπῶν κατὰ μέρος. ἐπεὶ δὲ ώς ἐπὶ τὸ πολύ ῥητή ἢ<text:line-break/>τῶν θρυπτόν- (421) των τοὺς λίθους ὕλη, μᾶλλον τούτοις</text:p>
      <text:p text:style-name="P2">δεῖσθαί γε δέον ἢ τοῖς αβῥητοις , οιον δαμασωνίῳ, πετροσε-<text:line-break/>λίνῳ, πολυτρίχῳ καὶ τοῖς ὁμοίοις κατὰ δύναμιν τουτοις.<text:line-break/>ἀλλὰ καὶ τὰ χλιαρὰν ἔχοντα δύναμιν οὐκ ἄθετα εἶδος. καὶ<text:line-break/>ταῦτα δὲ διὰ τὸ , ώς ἐπὶ τὸ πολὺ ἀποτυγχάνειν δει και<text:line-break/>ἢμᾶς τοὺς Χριστιανοὺς ἐπὶ τὰ καθ᾽ ἡμᾶς μέγιστα καὶ κυ-<text:line-break/>ρίως μυστηριώδη χωρεῖν. τούτοις γὰρ ἐγὼ πιστευω και<text:line-break/>ὁμολογῶ μή μόνον τὰ σωματικὰ πάθη καὶ ἀπηγορευμενα<text:line-break/>περὶ πάντων τῶν ἰατρῶν φυγαδεύεσθαι, ἀλλὰ καὶ ψυχικα<text:line-break/>τελείως ἀφανίζεσθαι. λοιπὸν τὸν λόγον ώς τήν ὑπόθεσιν<text:line-break/>ἰδικῶς πρὸς σὲ τρέπομεν.</text:p>
      <text:p text:style-name="P9">[539]</text:p>
      <text:h text:style-name="Heading_20_2" text:outline-level="2"><text:s/>Κεφάλαιον σά.</text:h>
      <text:p text:style-name="P1">Πολλῶν ὄντων τῶν τῆς ὑγείας περιποιητικῶν ἀπο τρο^<text:line-break/>φῆς ἀναγκαίας ἀρκτέον. τοῖς μὲν γὰρ ἄλλοις βοηθήμασιν<text:line-break/>οὐκ ἐν παντὶ καιρῷ χρώμεθα, τροφῆς δὲ χωρὶς οὐχ οἷον<text:line-break/>τε ζῇν οὕτε ὑγιαίνοντας οὕτε νοσοῦντας. ἐπεὶ δὲ μία. ἐστὶν<text:line-break/>ἀσφαλεστέρα ἢ ἐπιτομωτάτη ὁδὸς εἰς ἀπαλλαγήν του πα···<text:line-break/>θους ἢ δίαιτα. ἢ δὲ τῶν ἄλλων φαρμάκων κατάχρησις καὶ</text:p>
      <text:p text:style-name="P2">ἐπαλληλία πολλοῖς πολλακις σίδα ἐπιτρίβεσθαι νόσους. τοι-<text:line-break/>νυν ἐπειδὴ θερμοτέρας καὶ ὑγροτέρας κράσεως μετείληφας,<text:line-break/>ἥλιε τῆς ἐμῆς ψυχῆς, καὶ ἡλικίας παιδικῆς καὶ δυνάμεως<text:line-break/>ἀσθενοῦς καὶ ἕξεως ἰσχνῆς καὶ σχέσεως ἀραιᾶς καὶ πρὸς<text:line-break/>τούτοις εὐαισθησίας, δεῖ σε διὰ μὲν τήν κρᾶσιν καὶ τήν<text:line-break/>ἡλικίαν τήν ἕξιν τε καὶ σχέσιν λαμβάνειν τὰ ὅμοια κατὰ<text:line-break/>ποιότητα ἐν τροφαῖς καὶ πόμασι καὶ ὅσα πέψαι δύνῃ, διὰ<text:line-break/>δὲ τήν ἀσθένειαν τῆς δυνάμεως ὀλίγας καὶ πολλάκις. ὁλἰγα<text:line-break/>μὲν διὰ τήν ἀσθένειαν. πρὸς γὰρ τὸν ἐργάτην δεῖ εἶναι<text:line-break/>καὶ τὸ φορτίον. πολλάκις καὶ διὰ τὴν κατεπείγουσαν χρείαν.<text:line-break/>τοὺς γὰρ γυμναστὰς καὶ ὁδοιπόρους πολεμιστάς τε πάντας<text:line-break/>τοὺς τὰ σφοδρὰ γυμνάσια μετιόντας καὶ ἀμέμπτως ὑγιαί-<text:line-break/>νοντας οὐκ ἐγχωρεῖ διακρίνειν, ἃ δεῖ προσφέρεσθαι τε καὶ<text:line-break/>σιτία καὶ ποτα. χρῆσθαι γὰρ ἀναγκαῖον αὐτοῖς οἷα ἀν εὑ-<text:line-break/>πορἢσωσιν. οὐ μόνον δὲ τούτοις δεῖ οὕτως διαιτᾶσθαι,<text:line-break/>ἀλλὰ καὶ τούς ἐν ἀσχολίαις πολιτικαῖς ὄντας ἢ τῷ καλου-<text:line-break/>μένῳ περιστατικῷ βιῳ. ἐπεὶ δὲ σήμερον ἰδιοπραγῇ, τοῦ</text:p>
      <text:p text:style-name="P2">μὲν χειμῶνος ἐσθίειν ώς πλεῖστα. πλεῖστα δὲ λέγω οὐ πρὸς<text:line-break/>την δύναμίν σου, ἀλλὰ πρὸς τἀς λοιπὰς ὥρας. τοῦτο καὶ<text:line-break/>Ἱπποκράτης ὁ τῆς ἡμετέρας τέχνης καθηγητής φησι. θέ-<text:line-break/>ρους καὶ φθινοπώρου σιτία δυσφορώτατα φέρουσι, χειμῶ-<text:line-break/>νος ῥήιστα, ἦρος δεύτερον. ὁ αὐτὸς πάλιν ἐν ἑτέρῳ λέγει.<text:line-break/>αἱ κοιλίαι χειμῶνος καὶ ἦρος θερμότεραι φύσει καὶ ὑπίοι<text:line-break/>μακρότατοι. ἐν ταύταις ουν ταῖς ὥραις καὶ τὰ προσάρ-<text:line-break/>ματα πλείω δοτέον. καὶ γὰρ τὸ ἔμφυτον θερμὸν πολὺ, τρο-<text:line-break/>φῆς οῦν πλείονος δέονται. σημεῖον αἱ ἡλικίαι καὶ οἱ ἀθλη-<text:line-break/>ταἄ πίνειν δὲ καὶ ἐλαχιστα πρὸς τὰς λοιπὰς ὥρας. εἶναι<text:line-break/>δὲ τὸ πόμα οίνον λευκὸν καὶ λεπτὸν καὶ μὴ ἄγαν παλαιόν.<text:line-break/>τὰ δὲ ὄψα ἐν ταύτῃ τῇ ὥρᾳ ώς ἐπὶ τὸ πλεῖστον όπτά.<text:line-break/>τῶν δὲ λαχανων καὶ τῶν ὀσπρίων ὀλίγον χρῆσθαι. ταῦτα<text:line-break/>δὲ τὰ ώς ἐπὶ το πλεῖστον θερμὰ καὶ ξηρὰ οὐ διὰ τήν κρᾶ-<text:line-break/>σιν καὶ τήν ἡλικίαν δεῖ σε λαμβάνειν, ἀλλὰ διὰ τήν ἀμε-<text:line-break/>τρίαν τῆς κατὰ τὴν ῶραν κράσεως. ὅταν δὲ τὸ ἔαρ ἐπι-<text:line-break/>λαμβάνη , χρη το πομα πλέον καὶ ὑδαρέστερον κατ ὸλίγον<text:line-break/>προσίεσθαι καὶ τὰ σιτία μαλακώτερα καὶ όλιγώιερα εἶναι.</text:p>
      <text:p text:style-name="P2">καὶ τὰ ὄψα ἐκ τῶν όπτῶν ἑφθὰ ποιεῖσθαι καὶ λάχανα κα-<text:line-break/>τάλληλα. ἐπὶ δὲ τὴν τούτων μετάληψιν οὐκ ἀθρόως, ἀλλὰ<text:line-break/>κατὰ μέρος δεῖ σε προσέρχεσθαι ἵνα μή ἐκ τῆς ἀθρόας<text:line-break/>μεταβολῆς βλαβήσῃ, ώς Ἱπποκράτης φησἄ τὸ κατὰ πολὺ<text:line-break/>καὶ ἐξαπίνης κενοῦν ἢ πληροῦν ἢ θερμαίνειν ἢ ψύχειν ἢ<text:line-break/>ἄλλως ὁκωσοῦν τὸ σῶμα κινέειν σφαλερόν. καὶ γὰρ πᾶν<text:line-break/>τὸ πολὺ τῇ φύσει πολέμιον. τὸ δὲ κατ᾽ ὀλίγον ἀσφαλές.<text:line-break/>καὶ ἄλλως καὶ ἦν τις ἒξύ ἕτερον μεταβαίνῃ. πλεῖον λέγω<text:line-break/>καὶ [540] ὑδαρέστερον τὸ πόμα εἶναι, οὐ πλεῖστον δὲ οὑδὲ<text:line-break/>ὑδαρέστατον. το γὰρ πλεῖστον καὶ ὑδαρέστατον τῷ θέρει<text:line-break/>κελεύω πίνειν γε ώς ἐναντίον τουτου. τὸ γὰρ ἔαρ ὥσπερ<text:line-break/>ἐν τῷ μεταξυ τῶν ἄκρων ἔχει, οὕτως καὶ διαίτης μέσης<text:line-break/>δεῖται. αὕτη γαρ ἢ δίαιτα πρόσφορός σοι μή μόνον τῇ<text:line-break/>ὥρα, ἀλλὰ καὶ τῇ κράσει καὶ τῇ ἡλικίᾳ πρόσεστι. καὶ ἐν<text:line-break/>τῷ ἔαρι ταύτης ἔχεσθαι δεῖ σε. ἐν δὲ τοῖς λοιποῖς καιροῖς<text:line-break/>ὀλίγον τῶν ἐναντίων ου δια την ηλικίαν καὶ κρᾶσιν, ἀλλὰ<text:line-break/>διὰ τήν τῶν ὡρῶν δυσκρασίαν. ὥσπερ αἱ διαφοραὶ τῶν</text:p>
      <text:p text:style-name="P2">ωρῶν διάφορον ἐνδείκνυται δίαιταν, οὕτως καὶ αἱ τοῦ σώ-<text:line-break/>ματος ἕξεις. τούς μὲν πολυσάρκους καὶ μαλακούς καὶ ψυ-<text:line-break/>χρούς καὶ ὑγροὺς ὡς ἐπὶ τὸ πλεῖστον ξηροτέρας δεῖσθαι<text:line-break/>τροφῆς. τοὺς δ᾽ ἐναντίον ἔχοντας τῆς ἐναντίας. ἐπεὶ δὲ<text:line-break/>σὺ ὡς ἐπὶ τὸ πλεῖστον μέσου καὶ εὔκρατον, εὔκρατον δεῖ σι,<text:line-break/>το πλεῖστον τοῦ χρόνον διαιτᾶσθαι δίαιταν. τὰ γάρ κατιι<text:line-break/>φασιν ὡς ἐπὶ τὸ πλεῖστον τῶν ὁμοίων δεῖται , τά δὲ παρ.α<text:line-break/>φτσιν τῶν ἐναντίων. ἡ γὰρ τῶν παίδων κρᾶσις θερμη ἐστι<text:line-break/>καὶ υγρὰ καὶ δυναμένης τῆς αυξήσεως καὶ διαπλάσεως ἔν<text:line-break/>ἑτέρηι κράσει γενέσθαι ἢ ἐν τῇ παιδικῇ, διὰ τοῦτ οιν χρη<text:line-break/>λαμβάνειν σε ὁμοίας τροφας καὶ πολλάς, ἵν᾽ ἐθίσῃς πολλα<text:line-break/>καὶ παντοδαπὰ πέπτειν. οὕτω γὰρ εὐρύχωρον τὴν γαστέρα<text:line-break/>καὶ τὸ ηπαρ απεργασειαι ἡ φυσις καὶ πάντα τα μόρια. εἰ<text:line-break/>καὶ πλεῖον προς υγιεινὴν ἕξεις ποτὲ τὸ ὑγρόν, ὅμως οὐ χρη<text:line-break/>σε ξηραίνεσθαι, καθάπερ ἐπὶ τῶν ἄλλων. ἡ γὰρ ξηρότης<text:line-break/>ἐναντιοῦται τῇ αὐξήσει, τούτου χάριν τὰ ξηραίνοντα ι:αὶ<text:line-break/>θερμαίνοντα καὶ λεπτύνοντα φευκτέον ἐπί σε. ὥστε ἀβλ.α-</text:p>
      <text:p text:style-name="P2">βῶς φέρῃ ἢ κατά σε φύσις ταῦτα. οἱ δὲ γέροντες διὰ μὲν<text:line-break/>τὰ στερεὰ μόριά εἰσι οἱ ψυχροὶ καὶ ξηροἄ διὰ δὲ τὰ πε-<text:line-break/>ριττώματα ψυχροὶ καὶ ὑγροἄ καὶ χρή διὰ μὲν ψυχρότητα<text:line-break/>τῶν στερεῶν τα ἐναντία τῶν ἐναντίων ἔχεσθαι, ἔν τε σι-<text:line-break/>τίοις καὶ πόμασι καὶ τοῖς λοιποῖς. κένωσιν δὲ τῶν κατ᾽<text:line-break/>ἀλλήλων δια τα αυτα περιττώματα. ἢ δὲ τροφή ἐπ᾽ αὐ-<text:line-break/>τῶν ὀλίγη ἔστω διὰ τήν ἀσθένειαν τῆς δυνάμεως, ώς Ἱπ-<text:line-break/>ποκράτης εἶπε. τὰ αὐξανόμενα πλεῖστον ἔμει τὸ ἔμφυτον<text:line-break/>θερμόν. πλείστης οὑν δεῖται τροφῆς. ἢν δὲ μὴ , τὸ σῶμα<text:line-break/>ἀναλίσκεται. γέρουσι δὲ ὁλίγον θερμὸν, διὰ τοῦτο ἄρα<text:line-break/>ὀλίγων ὑπεκκαυμάτων δέονται. ὁ αὐτὸς πάλιν. γέροντες<text:line-break/>εὐφορώτατα νηστείην φέρουσι. διαφέρουσιν οἱ ἄρτοι τῆ<text:line-break/>ῦλῃ, τῇ ζυμωσει καὶ τῇ ὁπτησει. καὶ ὁ μὲν πρῶτος αὐ-<text:line-break/>τῶν ὀνομάζεται σιλιγνίτης · ὁ δὲ ἐφεξῆς αὐτῷ σεμιδαλίτης.<text:line-break/>τρίτος δὲ ὁ αὐτοπυρος, ὅς καὶ συγκόμιστος. καὶ τέταρτος<text:line-break/>ὁ πιτύριος. ἐγὼ δὲ καὶ τὰς τούτων βλάβας καὶ ἐνεργείας<text:line-break/>λέξω. τροφιμώτατος μὲν αὐτῶν ἐστι πάντων ὁ σιλιγνίτης</text:p>
      <text:p text:style-name="P2">καὶ επιμονωτατος καὶ δυναμωτατος, δεύτερος δὲ κατὰ πάντα<text:line-break/>ὀ σεμιδαλίτης. ἥττων δὲ τούτων ὁ μέσος καὶ συγκόμιστος.<text:line-break/>παντων δ ᾽ ἀσθενέστερος ὁ πιτυρίας. σὺ δὲ, ὥστε μία μοι<text:line-break/>κεφαλὴ, ὑγιαίνων μὲν χρῶ τῷ σιλιγνίτῃ. εἰ δὲ καὶ νεφρῖ-<text:line-break/>τις γένηταί σοι, ὅπερ ἀπέχομαι ἐν νόσῳ ὑπὸ ταύτης κατ-<text:line-break/>ἔχῃ, ἐὰν ὄρεξις νύττῃ σε, ἀβλαβῶς χρῶ τοῖς πιτυρίαις καὶ<text:line-break/>τοῖς μέσοις αὑτῶν, εί μηδέν τι προσιστάμενον εἴη, πρόσ-<text:line-break/>φορος οὖτόξ σοι πλέον, ὀλιγοτροφος ὢν καὶ περίττωμα ἐν<text:line-break/>τῇ γαστρὶ [511] ποιεῖν είο,θώς. διὰ τοῦτο καὶ ῥαδίως<text:line-break/>υπερχομενος. τῆς γὰρ ῥυπτικῆς δυνάμεως τὸ πίτυρον μετέ-<text:line-break/>χει καὶ τοῦτο ταχέως διαχωρεῖ, πρὸ τὴν ἔκκρισιν ἐρεθιζο-<text:line-break/>μένων τῶν ἐντέρων. τὴν γαστέρα γὰρ εὔλυτον ἔχειν ἀεὶ<text:line-break/>καλόν. ταύτης γὰρ καλῶς ὑπιούσης (422) καθαρὡτεραι αἱ<text:line-break/>οὐρήσεις γένοιντο ἄν. οἱ δὲ ἕτεροι ὅ τε σιλιγνίτης καὶ ὁ<text:line-break/>σεμιδαλίτης, τοὐναντίον ἐφεκτικοὶ, δυσέκκριτοι καὶ ὴαφρα-<text:line-break/>κτικοὶ ἥπατός τε καὶ νεφρῶν, εἰ καὶ πολύτροφος καὶ δυνα-<text:line-break/>μικώτεροι. ἀπὸ δὲ τῶν πτυνῶν τὰ μέσα τῶν λεπτυνόντων<text:line-break/>καὶ παχυνόντων. εἰσὶ δὲ ταῦτα πέρδικες, ἀτταγῆνες, ἅλε-</text:p>
      <text:p text:style-name="P2">κτρυόνες, ἀλεκτορίδες, περιστεραὶ καὶ τῶν φασιανῶν ζώων<text:line-break/>πλῆθος καὶ τῶν στρουθῶν καὶ μᾶλλον τῶν ἄλλων οἱ πυρ-<text:line-break/>γίται καλούμενοι. φυσικην γὰρ ἐνέργειαν κέκτηνται. ἀπὸ<text:line-break/>δὲ τῶν πεζῶν το χοίρειον κρέας εὐχυμώτατον καὶ πάντων<text:line-break/>μαλιστα ανθρωποις οἰκειοτατον καὶ τροφιμὼτατον, διὰ τοῦτο<text:line-break/>καὶ δυναμικώτατον. γλίσχρον δέ τι καὶ παχύ ἔχει. πλεο-<text:line-break/>ναζοντος γουν ἐν ταῖς ἐδωδαῖς αυτοῦ ἐμφρακτικὸν ἥπατός<text:line-break/>τε καὶ νεφρων καὶ χρή ἐκ μακρῶν διαλειμμάτων τούτου<text:line-break/>ἀντέχεσθαι. των δὲ μικρῶν χοιρείων κρεῶν ἐὰν ὀλίγῳ καὶ<text:line-break/>συχνῶς, οὐδὲν βλαβήσῃ. φευκτέον δὲ καὶ τὸ τῆς ἐλάφου<text:line-break/>ώς σκληρον καὶ δύσπεπτον καὶ μελαγχολικὸν, καὶ τὸ τῶν<text:line-break/>προβάτων ἐκ διαλειμμάτων ώς περιττωματικώτερον καὶ<text:line-break/>κακόχυμον. το δὲ ἀρνῶν καὶ ἐρίφων ὁσάκις ἀν βουλη-<text:line-break/>θείης. ἀπὸ δὲ τῶν ἐνύδρων ζώων οἱ πετραῖοι καλούμενοι<text:line-break/>ἰχθύες λυσιτελεῖς σοι γενήσονται προσφερόμενοι αὐτοί · εἰσὶ<text:line-break/>δὲ ταῦτα κωβίοι, τρίγλαι, σελάχια καἱ τὰ λοιπὰ εὔχυμα.<text:line-break/>καί τινα των πελαγίων καὶ τα μαλακόστρακα , ἀστακοὶ,<text:line-break/>πάγουροι , καρκίνοι , κάραβοι , καραβίδες καί τινα τῶν</text:p>
      <text:p text:style-name="P2">ὀστρακοδέρμων. περὶ δὲ τῶν οπωρῶν τί χρὴ καὶ λέγειν;<text:line-break/>οὐδὲ γὰρ ὡς τροφὴ τα πλεῖστα μυσὰ ἡμῖν αὐτῶν ἐστὶν,<text:line-break/>ἀλλ᾽ ὡς φάρμακα ῥωστικὰ στομάχου τε καὶ γαστρὸς παρα-<text:line-break/>λαμβάνεται. καὶ περὶ μὲν βρώσεως τοσοῦτον. περὶ δὲ πσ-<text:line-break/>μάτων νῦν ἤδη λεκτέον καὶ πρῶτον γε περὶ οἴνου. τὰ μὲν<text:line-break/>γὰρ ἄλλα ὑγρὰ ἢ οὐδὲν πρὸς ἀνάτρεψιν συντελοῦσιν ἢ καὶ<text:line-break/>ἐναντιοῦνται τὰ πλείω. μόνος δὲ ἁ οἶνος δύναται τρέφειν,<text:line-break/>ἐπειδὴ πάντων ὑγρῶν πλείστην οἰκειότητα ἔχει πρὸς τὰ<text:line-break/>ἡμέτερα σώματα. ἔχει γάρ τινα καὶ τὸ ἔλαιον καὶ μέλι,<text:line-break/>ὰλλ᾽ οὐ τσσαὑτην, ὅσην ὁ οἶνος. διαφοραῖς δὲ κρίνεται.<text:line-break/>καὶ πρώτη μὲν αὐτοῦ διαφορὰ ἡ κατὰ χρόαν. δευτέρα δὲ<text:line-break/>ἡ κατὰ τὴν γευστικὴν ποιότητα. τρίτη ἡ κατὰ τὴν σὑ-<text:line-break/>σιασιν. τετάρτη ἡ κατά τὴν ὀσμήν. πέμπτη ἡ κατὰ τὴν<text:line-break/>δύναμιν. ἀλλὰ περὶ τοὑτων κατὰ μέρος διεξιέναι περιτ-<text:line-break/>τόν. ῥητέον τε ἰδικώτερον ποιός τῶν οἴνων σοι προσφο-<text:line-break/>ρος. ἄλλος γὰρ ἄλλοις λυσιτελεῖ καὶ ἐτέρῳ πάλιν οὐχ ὁ<text:line-break/>αὐτός. σοὶ δὲ φημὶ συμφέρει τὸ λεπτὸν καὶ λευκὸν καὶ<text:line-break/>ὀλιγοφόρον. ὁ γὰρ τοιοῦτος τῶν οἴνων ευανάδοτός τέ ἐστι</text:p>
      <text:p text:style-name="P2">καὶ λεπτύνει τοὺς ἐν ἡμῖν χυμοὺς καὶ δι᾽ οὔρων ἐκκρίνει<text:line-break/>καὶ τήν δυναμιν ῥώννυσιν. ἀσύμφοροι δὲ οἱ λοιποὶ, ὥσπερ<text:line-break/>ἐπὶ ἄλλων ὠφέλιμοι.</text:p>
      <text:p text:style-name="P10">[542] </text:p>
      <text:p text:style-name="P10">Κεφάλαιον ζ΄.</text:p>
      <text:p text:style-name="P1">Χρ<text:span text:style-name="T6">ὴ</text:span> δὲ καὶ περὶ ὕδατος βραχέα προσδιατρῖψαι τοῖς<text:line-break/>λογοις. κοινον γαρ τοῦτο καὶ ὑγιαίνουσι καὶ νοσοῦσι παρα-<text:line-break/>μὑθιον καὶ ἀναγκαῖόν ἐστι μάλιστα. ἐπεὶ τῶν κοσμικῶν τε<text:line-break/>καὶ μοναχῶν στοιχείων, ἐξ ῶν ἀπάντων σῶμα τήν σύστασιν<text:line-break/>ὅλην, ὄν καὶ αὐτό. διὰ τοῦτο οὑν οὐ παρέργως ῥηθήσεται<text:line-break/>ἡμῖν. τρισὶν αἰσθήσεσι κρίνεται τὸ καθαρώτατον, ὕδωρ,<text:line-break/>γεύσει, ὄψει καὶ όσφρήσει. γεύσει, εἰ μηδεμίαν προσλάβοι<text:line-break/>ποιότητα, ἀλλ᾽ ἀκριβῶς ἄποιον φαίνοιτο · ὄψει, εἰ καθαρὸν<text:line-break/>καὶ εἰλικρινὲς ἢ διαυγὲς ἀκριβῶς · ὀσφρήσει, εἰ μηδὲν αὐ-<text:line-break/>τῷ ἔνεστι ὅσα τοῖς μοχθηροῖς ἐνυπάρχει. ταῦτα γὰρ όξύ-<text:line-break/>τητος ἢ σηπεδόνος ἢ δριμύτητος ἢ ἄλμης ἢ τινος ἄλλης<text:line-break/>κακίας μετέχει ἀρρήτου. χρή δέ σοι τὸ ὕδωρ παρὰ πᾶσαν<text:line-break/>τήν δίαιταν καθαρώτατον εἶναι καὶ διυλιστὸν καὶ κοῦφον</text:p>
      <text:p text:style-name="P2">καὶ λεπτύνει τούς ἐν ἡμῖν χυμους καὶ δι᾽ οὕρων ἐκκρίνει<text:line-break/>καὶ τὴν δύναμιν ῥώννυσιν. ἀσύμφοροι δὲ οἱ λοιποὶ, ὥσπερ<text:line-break/>ἐπὶ ἄλλων ὠφέλιμοι.</text:p>
      <text:p text:style-name="P10">[542] </text:p>
      <text:h text:style-name="Heading_20_2" text:outline-level="2">Κεφάλαιον ζ᾽.</text:h>
      <text:p text:style-name="P1">Χρὴ δὲ καὶ περὶ ὕδατος βραχέα προσδιατρῖψαι τοῖς<text:line-break/>λογοις. κοιιον γαρ τοῦτο καὶ υγιαίιουσι καὶ νοσοῦσι παρα-<text:line-break/>μύθιον καὶ ὰναγκαῖόν ἐστι μάλιστα. ἐπεὶ τῶν κοσμικῶν τε<text:line-break/>καὶ μοναχῶν στοιχείων, ἐξ ὢν ἁπάντων σῶμα τὴν σύστασιν<text:line-break/>ὅλην, ὄν καὶ αὐτό. διὰ τοῦτο ουν οὐ παρέργως ῥηθήσεται<text:line-break/>ἡμῖν. τρισὶν αἰσθήσεσι κρίνεται τὸ καθαρὠτατον, ὕδωρ,<text:line-break/>γεύσει, ὄψει καὶ ὀσφρήσει. γεύσει, εἰ μηδεμίαν προσλάβοι<text:line-break/>ποιότητα, ἀλλ᾽ ἀκριβῶς ἄποιον φαίνοιτο · ὄψει, εἰ καθαρὸν<text:line-break/>καὶ εἰλικρινὲς ἢ διαυγὲς ἀκριβῶς · ὀσφρησει, εἰ μηδὲν αὐ- .<text:line-break/>τῷ ἔνεστι ὅσα τοῖς μοχθηροῖς ἐνυπάρχει. ταῦτα γὰρ ὸξύ-<text:line-break/>τητος ἢ σηπεδόνος ἢ δριμύτητος ἢ ἅλμης ἤ τινος ἄλλης<text:line-break/>κακίας μετέχει ἀρρήτου. χρὴ δέ σοι τὸ ὕδωρ παρὰ πᾶσαν<text:line-break/>τὴν δίαιταν καθαρώτατον εἶναι καὶ διυλιστὸν καὶ κοῦφον</text:p>
      <text:p text:style-name="P2">καὶ πηγαῖον. τοῦτο δὲ καὶ ψυχρόν ἐστιν κατὰ τὴν αὐτοῦ<text:line-break/>φύσιν. εἰ δὲ δὴ καὶ ταχέως ὑποχωροίη τῶν ὑποχονδρίων,<text:line-break/>ιιηδὲν ζητει ἕτερον βέλτιον. καὶ ουχὶ καθαπερ οἴνων τε<text:line-break/>καὶ σιτίων καὶ γυμνασίων καὶ ἐγρηγόρσεως καὶ ὕπνων ἄλ-<text:line-break/>λων ἄλλους ἀπολαύειν προσήκει κατὰ τὰς διαφερούσας<text:line-break/>ἡλικίας τε καὶ κράσεις, οὕτω καὶ ὕδατος. ἀλλ᾽ ὅπερ ἄριστον<text:line-break/>εἵρηται νῦν, τοῦτο πειρᾶσθαι χρῆσθαι καὶ παῖδα καὶ νεα-<text:line-break/>νίσκον καὶ πρεσβύτην, κὰν ὁποιασοῦν φύσεως ἔτυχον. ἐπεὶ<text:line-break/>δὲ ψυχρὸν ἕτερον μᾶλλον ἑτέρου εὑρίσκεται, διὰ τοῦτο οὐ<text:line-break/>πᾶσιν ἀδιαφόρως χρῆσθαι τοῖς ψυχροπόταις λυσιτελὲς,<text:line-break/>ἀλλὰ τοῖς μὲν ἀμέτρως θερμοῖς καὶ πιμελώδεσι καὶ πολυ-<text:line-break/>σάρκοις ἢ διὰ τήν φυσικὴν κρᾶσιν ἢ δι᾽ ἐπίκτητον καὶ<text:line-break/>σφοδρῶς γυμναζομένοις καὶ ἔθος ἔχουσιν ἀβλαβὲς , εἰ τοῦ<text:line-break/>ψυχροῦ πίνοιεν. εἰ δ᾽ ἄλλως ἔχωνται, ἦττον ἐμφορεῖν τοῦ<text:line-break/>ψυχροῦ. οἱ δέ γε νέοι τήν ἡλικίαν καὶ πράγμασιν ἀσχο-<text:line-break/>λούμενοι πολιτικοῖς, ώς μή τεταγμένως γυμνάζεσθαί τε καὶ<text:line-break/>διαιτᾶσθαι, εἰ τοῦ πηγαίου λαμβάνοιεν ἀπεχόμενοι χιόνος.<text:line-break/>αὕτη γὰρ κὰν μηδὲν ἐκ τοῦ παραυτίκα τὰ νέα τῶν σωμά-</text:p>
      <text:p text:style-name="P2">των φαίνοιτο βλαπιουσα, λεληθοτως γουν κατα βραχυ τῆς<text:line-break/>βλάβης αὐξανομένης, ἐπὶ προηκοντι τῷ χρόνῳ παρακμαζού-<text:line-break/>σης τε τῆς ἡλικίας, δυσίατα η καὶ παντελῶς ἀνίατα νοση-<text:line-break/>ματα ἐμποιεῖν πέφυκε, κατά τε νεῦρα καὶ ἄρθρα καὶ σπλά-<text:line-break/>γχνα. καὶ πάσχει βλαπτόμενον ἐκεῖνο τὸ μέρος τοῦ σῶμα-<text:line-break/>τος, ὅπερ ἀσθενέστατόν ἐστὶ φύσει. ῶσιε δια ταῦτα δεῖ<text:line-break/>χρῆσθαί σε τοῖς πηγαίοις καὶ τούτοις διυλισμένοις καὶ<text:line-break/>πλείω τούτων μεταλαμβάνειν ἢ οἴνου. καὶ περὶ μὲν ὕδατος<text:line-break/>διὰ βραχέων εἰς τοσοῦτον, καιρὸς δῆ μοι λοιπὸν καὶ περὶ<text:line-break/>γυμνασίων ἐρεῖν. χρή τοἄυν μή ὑπὲρ ἀγωνίας γυμνάζειν<text:line-break/>τὸ σῶμα , ἕως ἀν δηλαδή ἢ δύναμις καταβληθῇ. μή μὲν<text:line-break/>πάλιν ἀτελὲς περιλαμβάνειν γυμνάσιον, ὅπερ οὐχ ἱκανὸν<text:line-break/>διαφορῆσαι τὰ μύρια, αλλὰ τὸ ἀναλογοῦν τῇ ἑκάστου δυνά-<text:line-break/>μετ ἐπειδή γὰρ ἐν τῷ πρός τι τὸ σφοδρὸν, ὼς εἴη ἀν ἢ<text:line-break/>αὐτή κίνησις ἑτέρῳ μὲν γυμνάσιον, ἑτέρῳ δὲ οὐ γυμνάσιον.<text:line-break/>συμφέρων δὲ ἑκάστῳ τὸ εἰθισμένον αἱρεῖσθαι καὶ μή τὸ<text:line-break/>πυκτικὸν ἢ δρομικὸν ἢ τὸ δια πάλης ύπέρχεσθαι. χρήσιμα<text:line-break/>δὲ περὶ τοῦ γυμνασίου τρία τὰ πρῶτα. ἐργάζεται μὲν γὰρ</text:p>
      <text:p text:style-name="P2">σκληρότητα τῶν ὀργάνων ἀλληλοις παρατριβομένων, αὔξη-<text:line-break/>σίν τε τῆς ἐμφύτου θερμότητος καὶ βιαιοτέραν τήν τοῦ<text:line-break/>πνεύ- [543] ματος κίνησιν. τούτοις δ᾽ ἕπεται τἄλλα<text:line-break/>σύμπαντα κατὰ μέρος ἀγαθὰ τοῖς σώμασι δι᾽ αὐτῶν ἐγ-<text:line-break/>γιγνόμενα. τῇ μὲν γὰρ σκληροτητι τῶν οργανων ἢ δυσ-<text:line-break/>πάθεια αὐτῶν καὶ ἢ πρὸς τὰς ἐνεργείας εὐτονία, τῆ δὲ<text:line-break/>αὐξήσει τῆς θερμότητος ἡ τῶν ἀναδιδομένων ὁλκή ἰσχυρὰ<text:line-break/>καὶ ἡ ἑτοιμοτέρα ἀλλοίωσις καὶ ἡ βελτίων θρέψις καὶ ἡ<text:line-break/>τῶν περιττωμάτων χύσις , ἐφ᾽ ῇ χύσει τὰ μὲν στερεὰ τῶν<text:line-break/>σωμάτων μαλάττεσθαι συμβαίνει, τὰ δὲ ὑγρὰ λεπτύνεσθαι<text:line-break/>καὶ διαφορεῖσθαι καὶ τούς πόρους εὐρεῖς γίνεσθαι. τῆ δὲ<text:line-break/>τοῦ πνεύματος ἰσχυρὰ κινήσει ἐκκαθαίρεσθαί τε τοῖς πό-<text:line-break/>ροις ἀναγκαῖον ἔσται καὶ κενοῦσθαι τα περιττεύματα. ἐπεὶ<text:line-break/>δὲ ταῦτα ποιεῖ τα γυμνασία, ου χαλεπον ἐστι τὸν καιρὸν<text:line-break/>τῆς χρήσεως ἐξευρεῖν. διότι μὲν γὰρ ἀναδόσεσι συνεργεῖ,<text:line-break/>οὐ χρή πλῆθος ώμῶν καὶ ἀπέπτων οὕτε σιτίων οὕτε χυ .<text:line-break/>μῶν ἢ κατα την κοιλίαν ἢ τὰς μεσαραϊκὰς φλέβας, ἢ καθ'<text:line-break/>ἦπαρ ἢ τὰ λοιπὰ ἀγγεῖα περιέχεσθαι, ἐπεὶ κίνδυνος αὐτὰ</text:p>
      <text:p text:style-name="P2">ἐκχυθῆναι πρὸς (423) απαντα τοῦ, ζωου τα μορια, πρὶν<text:line-break/>χρηστὰ γενέσθαι πεφθέντα. διότι δὲ· ἐκκαθαίρει τοὺς πό-<text:line-break/>ρους καὶ κενοῖ τὰ περιττώματα, κάλλιον αὐτὰ πρὸ τῶν σί-<text:line-break/>·των παραλαμβάνειν. τὰ γὰρ μή καθαρὰ τῶν σωμάτων<text:line-break/>ὁπόσων ἀν θρέψῃς, Ἱπποκράτης ἔφη, μᾶλλον βλάψεις. ὥστε<text:line-break/>ἐκ τῶν εἰρημένων εὔδηλον ώς οὗτος ἄριστός ἐστι γυμνα-<text:line-break/>σίων καιρός. χρὴ δὲ μάλιστα φροντίδα τίθεσθαι, ἐπὶ παν-<text:line-break/>τὸς γυμνασίου ἐν ὑγιεινῷ χωρίῳ ἐπιτελεῖσθαι καὶ ἀέρι κα-<text:line-break/>θαρῷ. ἀρκείτω οὑν καὶ περὶ γυμνασίων ταῦτα. λουτροῖς<text:line-break/>δὲ χρῆσθαι συχνοῖς, εὐκράτοις καὶ ἐπιτόμοις οὐ διὰ τὸ<text:line-break/>νόσημα, ἀλλὰ διὰ τὸ συνεισβάλλεσθαι ταῦτα τῇ αὐξήσει σου<text:line-break/>καὶ θρέψει καὶ διαπλάσει. ἄριστος δὲ καιρὸς βαλανείων,<text:line-break/>ἡνίκα ἢ μὲν χθεσινὴ τροφή τελέως ῇ κατειργασμένη, ὑπο-<text:line-break/>βεβηκυῖα, ἑτέρας δ ᾽ ἐφεδρεύει τροφῆς καιρὸς καὶ ἐν ἥπατι<text:line-break/>καὶ φλέψιν ὡσαύτως. ταῦτα δ᾽ εἴσεται ὁ προσκαθήμενος<text:line-break/>καὶ ὁ ἀεί σου φροντίζων ἰατρὸς, τήν μὲν τῆς γαστρὸς τήν<text:line-break/>τελείαν πέψιν ἐκ τῶν διαχωρημάτων, τήν δὲ τοῦ ἥπατος<text:line-break/>καὶ τῶν φλεβῶν ἐκ τῶν κατὰ φύσιν οὔρων. οὐ δεῖ οὑν οὐδὲ</text:p>
      <text:p text:style-name="P2">μετὰ τὴν τροφὴν λούεσθαί σε, ἴνα μὴ ἔμφραξις κατὰ νε-<text:line-break/>φροὺς καὶ ηπαρ γένηται. φευκτέον δὲ καὶ τὴν ὰπὸ του<text:line-break/>βαλανείου εὐθέως τοῦ οἴνου μετάληψιν. κεφαλῆς γάρ ἅπτε-<text:line-break/>ται οἶνος, ὕδατος εὐκράτου πρότερον μεταλαμβάνων. ουκοῦν<text:line-break/>οὐδὲ τοῦ ψυχροῦ ὕδατος ἢ οἴνου ἢ ζύθου ἢ ἑτέρας σικέρας<text:line-break/>πόσις ὰβλαβής ἐστι. βλάπτουσι γὰρ καὶ αὐτὰ σαφῶς την<text:line-break/>τε γαστέρα καὶ τὸ ἦπαρ καὶ τὰ νεῦρα , ἢν οὐ τῇ κρασει,<text:line-break/>ἀλλὰ τῇ θίξει. συμφέρον δέ σοι καὶ τὸν μὴ εὐθέως τῇ ἐκ<text:line-break/>τῶν ὕπνων ἐξαναστάσει λούεσθαι, χρῆσθαι δὲ προτερον<text:line-break/>κινήσει, ἔστιν ὅτε καὶ γυμνασίῳ συμμέτρῳ. τὰ γὰρ σὑμ-<text:line-break/>μετρα γυμνασια καὶ κατ᾽ ἄλληλα καὶ προσφορα τῇ φυσει<text:line-break/>σου καὶ τὴν πέψιν καὶ αἱμάτωσιν καὶ θρέψιν ἐργάζεται<text:line-break/>βελτίονα, διὰ τοῦτο ουν καὶ συνεργὰ εἰς τὴν εὐτροφίαν καὶ<text:line-break/>δύναμιν καὶ εἰς τελείαν ἐνέργειαν τῆς τρίτης πέψεως. ἀρκείτω<text:line-break/>οὖν καὶ περὶ τούτων ταῦτα.</text:p>
      <text:h text:style-name="Heading_20_2" text:outline-level="2">Κεφάλαιον η᾽.</text:h>
      <text:p text:style-name="P1">Εἰ δ ᾽ αἰφνιδίως ἐπιγένηταί σοι ἡ νεφρῖτις , εἰ μἐν<text:line-break/>νεωστὶ βεβρωκώς εἴης καὶ ναυτίας ὑφιστάμενος, ἐξέμει</text:p>
      <text:p text:style-name="P2">παντα η φυσικῶς ἢ [544] τεχνικῶς, ώς τῷ ἰατρῷ σου δο-<text:line-break/>κεῖ καὶ εἰς ὕπνον ἑαυτὸν ἐπίτρεπε. εἰ δὲ σκύβαλα παλαιὰν<text:line-break/>υποπτευεις είναι εἰς τῆν κάτω γαστέρα , κενὼσεις ταῦτα<text:line-break/>διὰ κλυστῆρος, εἰ μή τι κωλύει, εἰ δ΄ ἀκαρτερήτως ὀδύνης,<text:line-break/>εις θερμον σαυτον ἐμβίβαζε ὕδωρ. πλήν μή καταχρῶ τού-<text:line-break/>τῳ , ως ἀνωτερον εἰρήκαμεν. ἡ γὰρ τοῦ θερμοῦ κατάχυσις<text:line-break/>παρηγορεῖ μὲν ποσῶς τὰς ὀδύνας, ἐκλύει δέ τὰς ἐν ἡμῖν<text:line-break/>δυναμεις, δῶ ῶν ἀποτρίβεται πᾶν νοσοποιὸν καὶ ἄχρηστον.<text:line-break/>μετα δὲ τούς ἐμέτους καὶ τὰ ἐνέματα δεῖ πυριῆν καὶ κα-<text:line-break/>ταπλὰττειν τα πασχοντα μόρια τοῖς προσφόροις τῆ φύσει<text:line-break/>φαρμακοις. εἰ δέ τι ἐστήρικται ἐν τῷ νεφρῷ ὁ λίθος, λαμ-<text:line-break/>βάνειν ὄξος , σάκχαρ καὶ ὄξος σκιλλητικὸν καὶ τὰ ἀπλῶς<text:line-break/>θρυπτικα τῶν λίθων, οἷον ἀγρωστεὼς ῥίζης ἀφεψήματα,<text:line-break/>δαμασωνίου, ἀδιάντου, τριχομανοῦς καὶ τῶν ὁμοίων. εἰ δὲ<text:line-break/>καὶ ταυτα απρακτ ήσουσι , χρῶ τοις διαιρετικοῖς τῶν λίθων<text:line-break/>ως των σπαραγων τῶν βασιλικῶν αἱ ῥίζαι, βδέλλον τὸ ἀπὸ<text:line-break/>τῆς Ἀραβίας, ἀλθαίας σπέρμα, λιθόσπερμον, βετονἰκη, σαξί-<text:line-break/>φραγος , γλήχων, καππάρεως ῥίζα τοῦ Αἰγυπτίου καὶ τῶν</text:p>
      <text:p text:style-name="P2">σικυων τῶν ημέρων τα σπέρματα καὶ τὰ τουτοις παραπλή-<text:line-break/>σια. εἰ δὲ διά τι καὶ ταῦτα ἀποτύχωσι, χρῶ τοῖς κατὰ<text:line-break/>κρατος διαιροῦσι. κατὰ κράτος δὲ διαιρεῖ λίθος Ἱουδαὶκός.<text:line-break/>καὶ εἰ μὲν ἐν τῷ νεφρῷ ἐστήρικται, χρῶ τῷ ἀρρενικῷ, εἰ<text:line-break/>δὲ ἐν τῇ κύστει καὶ διὰ μέγεθος οὐκ ἐκκρίνεται, χρῶ τῷ<text:line-break/>θηλυκῷ. ὁ γὰρ ἄρρην τοὺς ἐν νεφροῖς θρύπτει, ὁ δὲ θῆ-<text:line-break/>λυς τους ἐν κύστει. καὶ ὕελος κεκαυμένη καὶ ὁ Καππαδῦκι-<text:line-break/>κος λίθος καὶ το τῶν παλιούρων σπέρμα καὶ ταῦτα κατὰ<text:line-break/>κρατος διαιροῦσιν. εἰ δὲ χυμὸς παχὺς ἐν τῷ σώματι ἔνεστι<text:line-break/>καὶ χρεία ἐστὶ κενώσεως οὔρων παχέων, ούρα παχέα ἄγουσι<text:line-break/>σκολυμου ῥίζαι, ἐρυθρίδανον καὶ τὰ παραπλήσια. εἰ δὲ καὶ<text:line-break/>συχνῶν οὔρων χρεία. συχνὰ μὲν οὑν κενοῦσιν σύρα ἄκο-<text:line-break/>ρον, σταφυλῖνος, ἄσαρ, ἄμμι καὶ ὅμοια. εἰ δὲ ἢ φύσις κατά<text:line-break/>τι οκλασει εἰς τήν τῶν οὔρων ἀπόθεσιν, διεγερτικὰ τῆς φύ-<text:line-break/>σεως ἐστι, σκόρδιον, χαμαιδάφνη, ὰσπάραγοι τῆς βρυωνίας<text:line-break/>καὶ τὰ τούτοις ἰσοδύναμα. τὰ δὲ διουρητικὰ ώς ἀγῶνα<text:line-break/>ἄθετον τοῖς λίθοις ἔχουσίν. ἐπεὶ εἰ μὲν κρᾶσις τῶν δέου-<text:line-break/>ρητικῶν δριμεῖα καὶ διὰ τοῦτο θερμὴ καὶ ξηρὰ καὶ προσέτι</text:p>
      <text:p text:style-name="P2">συνακτική τε καὶ διακριτικη συναγομενον τοῦ ἀερώδους,<text:line-break/>ὅσα δὲ τὰς ἐν αὐτοῖς πυρώδεις συστάσεις οὐκ ἔχει ἐπιτή-<text:line-break/>δεια, τμητικὰ μὲν γὰρ ἱκανῶς ὑπάρχει, θερμότητος δὲ ἢκι-<text:line-break/>στα μετέχει. συνίστησι γὰρ ἀποξηραίνουσα τὸν πῶρον ἢ<text:line-break/>θερμότης, οὐ τέμνει καὶ διαιρεῖ. τὰ δὲ ἥττον θερμὰ μετὰ<text:line-break/>τοῦ τέμνειν δυνασθαι βελτίω , καθαπερ τὰ προρρηθέντα.<text:line-break/>τὰ δὲ διουρητικά ἐστι θερμὰ καὶ ξηρὰ καὶ δριμέα καὶ διὰ<text:line-break/>τοῦτο διακριτικὰ μὲν τοῦ ὀρρώδους αἵματος , συνακτικὰ δὲ<text:line-break/>τοῦ παχέος καὶ διὰ τοῦτο ἄθετα τοῖς λιθιῶσιν. εἰ δὲ ώς<text:line-break/>ποδηγήταις καὶ ὀχηματικοῖς χρησόμεθά ποτε, ὁνίνασι. μετὰ<text:line-break/>δὲ τήν τοῦ λίθου ἔκκρισιν χρῶ τοῖς καταλλήλοις κατακε-<text:line-break/>ραστικοῖς διὰ τήν ἐκ τῆς παρ᾽ ὅλου τοῦ λίθου. ὁδοῦ δῆξιν<text:line-break/>καὶ τραχύτητα καὶ ζέσιν καὶ μᾶλλον εἰ μέγας εἴη καὶ χω-<text:line-break/>νιώδης. μετὰ δὲ τὸ ἀκρατότατον εἶναι τὸ σῶμά σοι, διὰ<text:line-break/>τῶν προειρημένων κατακεραστικῶν χρῶ τοῖς προφυλακτικοῖς<text:line-break/>ἔνδοθέν τε καὶ ἔξωθεν. ταῦτα δὲ μή μόνον τὸ τέλειον<text:line-break/>ἀξιῶσιν, ἐν ὅσῳ δὲ προφυλάττῃ, χρῶ τοῖς καταλλήλοις καὶ</text:p>
      <text:p text:style-name="P2">προσφόροις ἐν τροφαῖς καὶ πόμασι καὶ ὅσα πέψαι δύνη.<text:line-break/>ἐκ γὰρ τῶν καταλλήλων τῇ φύσει σου τροφῶν καὶ ποσέων<text:line-break/>καὶ βαλα- [545] νειῶν καὶ γυμνασίων καὶ τῶν ὁμοίων<text:line-break/>ῥωννύονται αἱ δυνάμεις , ὡσπερ ἐκ τῶν ἐναντίων καταβάλ-<text:line-break/>λονται. δια το αξἄομα τῶν δυναμεων χρεία τῶν ὁμοίων.<text:line-break/>τουτων γαρ ερρωμὲνων οὐσῶν ἀποτρίβεται πᾶν νοσοποιὸν<text:line-break/>καὶ ἄχρηστον. ταῦτα δὲ βραχέα οὐκ εἰς διδασκαλίαν, ἀλλ^<text:line-break/>εἰς μικρὰν ὑπόμνησιν ὁ δοῦλός σου προσφέρω. τήν γὰρ<text:line-break/>τελείαν πάντων κατάληψιν οἱ παλαιότατοι τῶν σοφῶν ἥσκη-<text:line-break/>σάν τε καὶ ἐξέθεντο. ὁ δὲ προκαθήμενος καὶ ἀεί σου φρον-<text:line-break/>τίζων ἰατρος καὶ σύνδουλός μου καὶ ταῦτα καὶ τὰ των πα-<text:line-break/>λαιῶν καὶ τα τῆς φύσεως σου πλεῖον ἐμοῦ τε καὶ ἄλλων,<text:line-break/>ὅσον εἰς ανθρωπἰνην δύναμιν εὗρεν, ἒξ ῶν ἐδιδάχθη καὶ<text:line-break/>ἐξευρεῖν δυνηθείη διὰ τήν ἀκριβῆ τῆς φύσεὼς σου κατά-<text:line-break/>ληψιν. ὥστε μόνῳ τούτῳ καὶ σεαυτῶν ἀνάθου. φροντιεῖ<text:line-break/>γάρ σου ἐπὶ θεῷ μάρτυρι, εἴπερ τις ἄλλος. ὁ γὰρ εἰδὼς<text:line-break/>τὸ κυρίως κατὰ φύσιν, ταχύτερον τῶν ἄλλων εἴσεται καὶ<text:line-break/>τὸ παρὰ φύσιν. ἐβουλόμην λογικὰ περὶ ὀλίγων γράφειν,</text:p>
      <text:p text:style-name="P2">ὰλλ᾽ ἐν ἑτέρῳ ταμιευθήσεται. οὐ γὰρ τοῦ νῦν καιροῦ<text:line-break/>ταῦτα , οἶόν τινες τῶν λιθιώντων θεραπεύονται καί τινες<text:line-break/>οὔ. καὶ αρα αἴτιος ὁ λίθος ἢ νόσος ἡ σύμπτωμα. καὶ εἰ<text:line-break/>αἴτιον ἢ προκαταρκτικὸν, ἢ προηγοὑμενον ἢ συνεκτικὸν καὶ<text:line-break/>ὁμοιομεροῦς ἢ ὀργανικῶν ἢ κοινοῦ. εἰ νόσημα ὁμοιομερὲς<text:line-break/>ἢ ὀργανικὸν ἢ κοινον. εἰ σὑμπτωμα βλάβη ἐστὶν ἐνεργείας<text:line-break/>ἢ ἐκκρινόμενον ἢ ἐνεχόμενον. εἰ διάθεσίς τις ἢ ἄμφω αὐ-<text:line-break/>τῷ συμβέβηκεν, ὡς καὶ αἴτιον καὶ νόσον καὶ σὑμπτωμα<text:line-break/>εἶναι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Microsoft Sans Serif Greek" svg:font-family="'Microsoft Sans Serif Greek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el" fo:country="GR" fo:font-style="normal" style:text-underline-style="none" fo:font-weight="normal" style:letter-kerning="false" style:font-name-asian="Microsoft Sans Serif" style:font-size-asian="12pt" style:language-asian="el" style:country-asian="GR" style:font-style-asian="normal" style:font-weight-asian="normal" style:font-name-complex="Microsoft Sans Serif" style:font-size-complex="12pt" style:language-complex="el" style:country-complex="GR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el" fo:country="GR" fo:font-style="normal" style:text-underline-style="none" fo:font-weight="normal" style:letter-kerning="false" fo:background-color="transparent" style:font-name-asian="Microsoft Sans Serif" style:font-size-asian="12pt" style:language-asian="el" style:country-asian="GR" style:font-style-asian="normal" style:font-weight-asian="normal" style:font-name-complex="Microsoft Sans Serif" style:font-size-complex="12pt" style:language-complex="el" style:country-complex="GR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Microsoft Sans Serif" fo:font-family="'Microsoft Sans Serif'" style:font-family-generic="swiss" style:font-pitch="variable" fo:font-size="12pt" fo:language="el" fo:country="GR" style:font-name-asian="Microsoft Sans Serif" style:font-family-asian="'Microsoft Sans Serif'" style:font-family-generic-asian="swiss" style:font-pitch-asian="variable" style:font-size-asian="12pt" style:language-asian="el" style:country-asian="GR" style:font-name-complex="Microsoft Sans Serif" style:font-family-complex="'Microsoft Sans Serif'" style:font-family-generic-complex="swiss" style:font-pitch-complex="variable" style:font-size-complex="12pt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cahal taaffe</meta:initial-creator>
    <meta:creation-date>2023-01-31T15:27:00Z</meta:creation-date>
    <dc:date>2023-01-31T16:37:40.373000000</dc:date>
    <meta:editing-cycles>9</meta:editing-cycles>
    <meta:editing-duration>PT9M29S</meta:editing-duration>
    <meta:document-statistic meta:table-count="0" meta:image-count="0" meta:object-count="0" meta:page-count="57" meta:paragraph-count="97" meta:word-count="8702" meta:character-count="51974" meta:non-whitespace-character-count="43366"/>
    <meta:template xlink:type="simple" xlink:actuate="onRequest" xlink:title="" xlink:href="Normal.dotm"/>
  </office:meta>
</office:document-meta>
</file>